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in"/>
    </style:style>
    <style:style style:name="co2" style:family="table-column">
      <style:table-column-properties fo:break-before="auto" style:column-width="3.0563in"/>
    </style:style>
    <style:style style:name="co3" style:family="table-column">
      <style:table-column-properties fo:break-before="auto" style:column-width="3.3465in"/>
    </style:style>
    <style:style style:name="co4" style:family="table-column">
      <style:table-column-properties fo:break-before="auto" style:column-width="2.700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1.098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5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row table:style-name="ro1">
          <table:table-cell office:value-type="string">
            <text:p>Parent concept</text:p>
          </table:table-cell>
          <table:table-cell table:style-name="ce1" office:value-type="string">
            <text:p>child concept</text:p>
          </table:table-cell>
          <table:table-cell table:style-name="ce1" office:value-type="string">
            <text:p>TFS TIFF Concept anchor</text:p>
          </table:table-cell>
          <table:table-cell table:style-name="ce1" office:value-type="string">
            <text:p>NeXus concept</text:p>
          </table:table-cell>
          <table:table-cell table:style-name="ce1" office:value-type="string">
            <text:p>Units ?</text:p>
          </table:table-cell>
          <table:table-cell office:value-type="string">
            <text:p>Example value</text:p>
          </table:table-cell>
        </table:table-row>
        <table:table-row table:style-name="ro1">
          <table:table-cell/>
          <table:table-cell table:style-name="ce1" office:value-type="string">
            <text:p>[User]</text:p>
          </table:table-cell>
          <table:table-cell table:number-columns-repeated="4"/>
        </table:table-row>
        <table:table-row table:style-name="ro1">
          <table:table-cell office:value-type="string">
            <text:p>User</text:p>
          </table:table-cell>
          <table:table-cell table:style-name="ce1" office:value-type="string">
            <text:p>Date</text:p>
          </table:table-cell>
          <table:table-cell table:style-name="ce1" table:formula="of:=IF([.A3]=&quot;&quot;;&quot;&quot;;CONCATENATE([.A3];&quot;/&quot;;[.B3]))" office:value-type="string" office:string-value="User/Date">
            <text:p>User/Date</text:p>
          </table:table-cell>
          <table:table-cell table:style-name="ce1" table:number-columns-repeated="2"/>
          <table:table-cell table:style-name="ce3" office:value-type="date" office:date-value="2020-09-10">
            <text:p>09/10/20</text:p>
          </table:table-cell>
        </table:table-row>
        <table:table-row table:style-name="ro1">
          <table:table-cell office:value-type="string">
            <text:p>User</text:p>
          </table:table-cell>
          <table:table-cell table:style-name="ce1" office:value-type="string">
            <text:p>Time</text:p>
          </table:table-cell>
          <table:table-cell table:style-name="ce1" table:formula="of:=IF([.A4]=&quot;&quot;;&quot;&quot;;CONCATENATE([.A4];&quot;/&quot;;[.B4]))" office:value-type="string" office:string-value="User/Time">
            <text:p>User/Time</text:p>
          </table:table-cell>
          <table:table-cell table:style-name="ce1" table:number-columns-repeated="2"/>
          <table:table-cell table:style-name="ce4" office:value-type="time" office:time-value="PT10H19M51S">
            <text:p>10:19:51 AM</text:p>
          </table:table-cell>
        </table:table-row>
        <table:table-row table:style-name="ro1">
          <table:table-cell office:value-type="string">
            <text:p>User</text:p>
          </table:table-cell>
          <table:table-cell table:style-name="ce1" office:value-type="string">
            <text:p>User</text:p>
          </table:table-cell>
          <table:table-cell table:style-name="ce1" table:formula="of:=IF([.A5]=&quot;&quot;;&quot;&quot;;CONCATENATE([.A5];&quot;/&quot;;[.B5]))" office:value-type="string" office:string-value="User/User">
            <text:p>User/User</text:p>
          </table:table-cell>
          <table:table-cell table:style-name="ce1" table:number-columns-repeated="2"/>
          <table:table-cell office:value-type="string">
            <text:p>Supervisor</text:p>
          </table:table-cell>
        </table:table-row>
        <table:table-row table:style-name="ro1">
          <table:table-cell office:value-type="string">
            <text:p>User</text:p>
          </table:table-cell>
          <table:table-cell table:style-name="ce1" office:value-type="string">
            <text:p>UserText</text:p>
          </table:table-cell>
          <table:table-cell table:style-name="ce1" table:formula="of:=IF([.A6]=&quot;&quot;;&quot;&quot;;CONCATENATE([.A6];&quot;/&quot;;[.B6]))" office:value-type="string" office:string-value="User/UserText">
            <text:p>User/UserText</text:p>
          </table:table-cell>
          <table:table-cell table:style-name="ce1" table:number-columns-repeated="2"/>
          <table:table-cell office:value-type="string">
            <text:p>Lucie AlN</text:p>
          </table:table-cell>
        </table:table-row>
        <table:table-row table:style-name="ro1">
          <table:table-cell office:value-type="string">
            <text:p>User</text:p>
          </table:table-cell>
          <table:table-cell table:style-name="ce1" office:value-type="string">
            <text:p>UserTextUnicode</text:p>
          </table:table-cell>
          <table:table-cell table:style-name="ce1" table:formula="of:=IF([.A7]=&quot;&quot;;&quot;&quot;;CONCATENATE([.A7];&quot;/&quot;;[.B7]))" office:value-type="string" office:string-value="User/UserTextUnicode">
            <text:p>User/UserTextUnicode</text:p>
          </table:table-cell>
          <table:table-cell table:style-name="ce1" table:number-columns-repeated="2"/>
          <table:table-cell office:value-type="string">
            <text:p>4C007500630069006500200041006C004E00</text:p>
          </table:table-cell>
        </table:table-row>
        <table:table-row table:style-name="ro1">
          <table:table-cell/>
          <table:table-cell table:style-name="ce1" office:value-type="string">
            <text:p>[System]</text:p>
          </table:table-cell>
          <table:table-cell table:style-name="ce1" table:formula="of:=IF([.A8]=&quot;&quot;;&quot;&quot;;CONCATENATE([.A8];&quot;/&quot;;[.B8]))">
            <text:p/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Type</text:p>
          </table:table-cell>
          <table:table-cell table:style-name="ce1" table:formula="of:=IF([.A9]=&quot;&quot;;&quot;&quot;;CONCATENATE([.A9];&quot;/&quot;;[.B9]))" office:value-type="string" office:string-value="System/Type">
            <text:p>System/Type</text:p>
          </table:table-cell>
          <table:table-cell table:style-name="ce1" table:number-columns-repeated="2"/>
          <table:table-cell office:value-type="string">
            <text:p>SEM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Dnumber</text:p>
          </table:table-cell>
          <table:table-cell table:style-name="ce1" table:formula="of:=IF([.A10]=&quot;&quot;;&quot;&quot;;CONCATENATE([.A10];&quot;/&quot;;[.B10]))" office:value-type="string" office:string-value="System/Dnumber">
            <text:p>System/Dnumber</text:p>
          </table:table-cell>
          <table:table-cell table:style-name="ce1" table:number-columns-repeated="2"/>
          <table:table-cell office:value-type="float" office:value="9951146">
            <text:p>9951146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Software</text:p>
          </table:table-cell>
          <table:table-cell table:style-name="ce1" table:formula="of:=IF([.A11]=&quot;&quot;;&quot;&quot;;CONCATENATE([.A11];&quot;/&quot;;[.B11]))" office:value-type="string" office:string-value="System/Software">
            <text:p>System/Software</text:p>
          </table:table-cell>
          <table:table-cell table:style-name="ce1" table:number-columns-repeated="2"/>
          <table:table-cell office:value-type="string">
            <text:p>13.9.0.6258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BuildNr</text:p>
          </table:table-cell>
          <table:table-cell table:style-name="ce1" table:formula="of:=IF([.A12]=&quot;&quot;;&quot;&quot;;CONCATENATE([.A12];&quot;/&quot;;[.B12]))" office:value-type="string" office:string-value="System/BuildNr">
            <text:p>System/BuildNr</text:p>
          </table:table-cell>
          <table:table-cell table:style-name="ce1" table:number-columns-repeated="2"/>
          <table:table-cell office:value-type="float" office:value="6258">
            <text:p>6258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Source</text:p>
          </table:table-cell>
          <table:table-cell table:style-name="ce1" table:formula="of:=IF([.A13]=&quot;&quot;;&quot;&quot;;CONCATENATE([.A13];&quot;/&quot;;[.B13]))" office:value-type="string" office:string-value="System/Source">
            <text:p>System/Source</text:p>
          </table:table-cell>
          <table:table-cell table:style-name="ce1" table:number-columns-repeated="2"/>
          <table:table-cell office:value-type="string">
            <text:p>FEG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Column</text:p>
          </table:table-cell>
          <table:table-cell table:style-name="ce1" table:formula="of:=IF([.A14]=&quot;&quot;;&quot;&quot;;CONCATENATE([.A14];&quot;/&quot;;[.B14]))" office:value-type="string" office:string-value="System/Column">
            <text:p>System/Column</text:p>
          </table:table-cell>
          <table:table-cell table:style-name="ce1" table:number-columns-repeated="2"/>
          <table:table-cell office:value-type="string">
            <text:p>Nicole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FinalLens</text:p>
          </table:table-cell>
          <table:table-cell table:style-name="ce1" table:formula="of:=IF([.A15]=&quot;&quot;;&quot;&quot;;CONCATENATE([.A15];&quot;/&quot;;[.B15]))" office:value-type="string" office:string-value="System/FinalLens">
            <text:p>System/FinalLens</text:p>
          </table:table-cell>
          <table:table-cell table:style-name="ce1" table:number-columns-repeated="2"/>
          <table:table-cell office:value-type="string">
            <text:p>Nicole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Chamber</text:p>
          </table:table-cell>
          <table:table-cell table:style-name="ce1" table:formula="of:=IF([.A16]=&quot;&quot;;&quot;&quot;;CONCATENATE([.A16];&quot;/&quot;;[.B16]))" office:value-type="string" office:string-value="System/Chamber">
            <text:p>System/Chamber</text:p>
          </table:table-cell>
          <table:table-cell table:style-name="ce1" table:number-columns-repeated="2"/>
          <table:table-cell office:value-type="string">
            <text:p>xT-SSB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Stage</text:p>
          </table:table-cell>
          <table:table-cell table:style-name="ce1" table:formula="of:=IF([.A17]=&quot;&quot;;&quot;&quot;;CONCATENATE([.A17];&quot;/&quot;;[.B17]))" office:value-type="string" office:string-value="System/Stage">
            <text:p>System/Stage</text:p>
          </table:table-cell>
          <table:table-cell table:style-name="ce1" table:number-columns-repeated="2"/>
          <table:table-cell office:value-type="string">
            <text:p>110 x 110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Pump</text:p>
          </table:table-cell>
          <table:table-cell table:style-name="ce1" table:formula="of:=IF([.A18]=&quot;&quot;;&quot;&quot;;CONCATENATE([.A18];&quot;/&quot;;[.B18]))" office:value-type="string" office:string-value="System/Pump">
            <text:p>System/Pump</text:p>
          </table:table-cell>
          <table:table-cell table:style-name="ce1" table:number-columns-repeated="2"/>
          <table:table-cell office:value-type="string">
            <text:p>TMP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ESEM</text:p>
          </table:table-cell>
          <table:table-cell table:style-name="ce1" table:formula="of:=IF([.A19]=&quot;&quot;;&quot;&quot;;CONCATENATE([.A19];&quot;/&quot;;[.B19]))" office:value-type="string" office:string-value="System/ESEM">
            <text:p>System/ESEM</text:p>
          </table:table-cell>
          <table:table-cell table:style-name="ce1" table:number-columns-repeated="2"/>
          <table:table-cell office:value-type="string">
            <text:p>no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Aperture</text:p>
          </table:table-cell>
          <table:table-cell table:style-name="ce1" table:formula="of:=IF([.A20]=&quot;&quot;;&quot;&quot;;CONCATENATE([.A20];&quot;/&quot;;[.B20]))" office:value-type="string" office:string-value="System/Aperture">
            <text:p>System/Aperture</text:p>
          </table:table-cell>
          <table:table-cell table:style-name="ce1" table:number-columns-repeated="2"/>
          <table:table-cell office:value-type="string">
            <text:p>AVA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Scan</text:p>
          </table:table-cell>
          <table:table-cell table:style-name="ce1" table:formula="of:=IF([.A21]=&quot;&quot;;&quot;&quot;;CONCATENATE([.A21];&quot;/&quot;;[.B21]))" office:value-type="string" office:string-value="System/Scan">
            <text:p>System/Scan</text:p>
          </table:table-cell>
          <table:table-cell table:style-name="ce1" table:number-columns-repeated="2"/>
          <table:table-cell office:value-type="string">
            <text:p>PIA 3.0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Acq</text:p>
          </table:table-cell>
          <table:table-cell table:style-name="ce1" table:formula="of:=IF([.A22]=&quot;&quot;;&quot;&quot;;CONCATENATE([.A22];&quot;/&quot;;[.B22]))" office:value-type="string" office:string-value="System/Acq">
            <text:p>System/Acq</text:p>
          </table:table-cell>
          <table:table-cell table:style-name="ce1" table:number-columns-repeated="2"/>
          <table:table-cell office:value-type="string">
            <text:p>PIA 3.0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EucWD</text:p>
          </table:table-cell>
          <table:table-cell table:style-name="ce1" table:formula="of:=IF([.A23]=&quot;&quot;;&quot;&quot;;CONCATENATE([.A23];&quot;/&quot;;[.B23]))" office:value-type="string" office:string-value="System/EucWD">
            <text:p>System/EucWD</text:p>
          </table:table-cell>
          <table:table-cell table:style-name="ce1" table:number-columns-repeated="2"/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SystemType</text:p>
          </table:table-cell>
          <table:table-cell table:style-name="ce1" table:formula="of:=IF([.A24]=&quot;&quot;;&quot;&quot;;CONCATENATE([.A24];&quot;/&quot;;[.B24]))" office:value-type="string" office:string-value="System/SystemType">
            <text:p>System/SystemType</text:p>
          </table:table-cell>
          <table:table-cell table:style-name="ce1" table:number-columns-repeated="2"/>
          <table:table-cell office:value-type="string">
            <text:p>Apreo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DisplayWidth</text:p>
          </table:table-cell>
          <table:table-cell table:style-name="ce1" table:formula="of:=IF([.A25]=&quot;&quot;;&quot;&quot;;CONCATENATE([.A25];&quot;/&quot;;[.B25]))" office:value-type="string" office:string-value="System/DisplayWidth">
            <text:p>System/DisplayWidth</text:p>
          </table:table-cell>
          <table:table-cell table:style-name="ce1" table:number-columns-repeated="2"/>
          <table:table-cell office:value-type="float" office:value="0.518">
            <text:p>0.518</text:p>
          </table:table-cell>
        </table:table-row>
        <table:table-row table:style-name="ro1">
          <table:table-cell office:value-type="string">
            <text:p>System</text:p>
          </table:table-cell>
          <table:table-cell table:style-name="ce1" office:value-type="string">
            <text:p>DisplayHeight</text:p>
          </table:table-cell>
          <table:table-cell table:style-name="ce1" table:formula="of:=IF([.A26]=&quot;&quot;;&quot;&quot;;CONCATENATE([.A26];&quot;/&quot;;[.B26]))" office:value-type="string" office:string-value="System/DisplayHeight">
            <text:p>System/DisplayHeight</text:p>
          </table:table-cell>
          <table:table-cell table:style-name="ce1" table:number-columns-repeated="2"/>
          <table:table-cell office:value-type="float" office:value="0.324">
            <text:p>0.324</text:p>
          </table:table-cell>
        </table:table-row>
        <table:table-row table:style-name="ro1">
          <table:table-cell/>
          <table:table-cell table:style-name="ce1" office:value-type="string">
            <text:p>[Beam]</text:p>
          </table:table-cell>
          <table:table-cell table:style-name="ce1" table:formula="of:=IF([.A27]=&quot;&quot;;&quot;&quot;;CONCATENATE([.A27];&quot;/&quot;;[.B27]))">
            <text:p/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HV</text:p>
          </table:table-cell>
          <table:table-cell table:style-name="ce1" table:formula="of:=IF([.A28]=&quot;&quot;;&quot;&quot;;CONCATENATE([.A28];&quot;/&quot;;[.B28]))" office:value-type="string" office:string-value="Beam/HV">
            <text:p>Beam/HV</text:p>
          </table:table-cell>
          <table:table-cell table:style-name="ce1" table:number-columns-repeated="2"/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Spot</text:p>
          </table:table-cell>
          <table:table-cell table:style-name="ce1" table:formula="of:=IF([.A29]=&quot;&quot;;&quot;&quot;;CONCATENATE([.A29];&quot;/&quot;;[.B29]))" office:value-type="string" office:string-value="Beam/Spot">
            <text:p>Beam/Spot</text:p>
          </table:table-cell>
          <table:table-cell table:style-name="ce1"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StigmatorX</text:p>
          </table:table-cell>
          <table:table-cell table:style-name="ce1" table:formula="of:=IF([.A30]=&quot;&quot;;&quot;&quot;;CONCATENATE([.A30];&quot;/&quot;;[.B30]))" office:value-type="string" office:string-value="Beam/StigmatorX">
            <text:p>Beam/StigmatorX</text:p>
          </table:table-cell>
          <table:table-cell table:style-name="ce1" table:number-columns-repeated="2"/>
          <table:table-cell office:value-type="float" office:value="-0.000726545">
            <text:p>-0.000726545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StigmatorY</text:p>
          </table:table-cell>
          <table:table-cell table:style-name="ce1" table:formula="of:=IF([.A31]=&quot;&quot;;&quot;&quot;;CONCATENATE([.A31];&quot;/&quot;;[.B31]))" office:value-type="string" office:string-value="Beam/StigmatorY">
            <text:p>Beam/StigmatorY</text:p>
          </table:table-cell>
          <table:table-cell table:style-name="ce1" table:number-columns-repeated="2"/>
          <table:table-cell office:value-type="float" office:value="0.000302633">
            <text:p>0.000302633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BeamShiftX</text:p>
          </table:table-cell>
          <table:table-cell table:style-name="ce1" table:formula="of:=IF([.A32]=&quot;&quot;;&quot;&quot;;CONCATENATE([.A32];&quot;/&quot;;[.B32]))" office:value-type="string" office:string-value="Beam/BeamShiftX">
            <text:p>Beam/BeamShiftX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BeamShiftY</text:p>
          </table:table-cell>
          <table:table-cell table:style-name="ce1" table:formula="of:=IF([.A33]=&quot;&quot;;&quot;&quot;;CONCATENATE([.A33];&quot;/&quot;;[.B33]))" office:value-type="string" office:string-value="Beam/BeamShiftY">
            <text:p>Beam/BeamShiftY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ScanRotation</text:p>
          </table:table-cell>
          <table:table-cell table:style-name="ce1" table:formula="of:=IF([.A34]=&quot;&quot;;&quot;&quot;;CONCATENATE([.A34];&quot;/&quot;;[.B34]))" office:value-type="string" office:string-value="Beam/ScanRotation">
            <text:p>Beam/ScanRotation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ImageMode</text:p>
          </table:table-cell>
          <table:table-cell table:style-name="ce1" table:formula="of:=IF([.A35]=&quot;&quot;;&quot;&quot;;CONCATENATE([.A35];&quot;/&quot;;[.B35]))" office:value-type="string" office:string-value="Beam/ImageMode">
            <text:p>Beam/ImageMode</text:p>
          </table:table-cell>
          <table:table-cell table:style-name="ce1" table:number-columns-repeated="2"/>
          <table:table-cell office:value-type="string">
            <text:p>Normal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FineStageBias</text:p>
          </table:table-cell>
          <table:table-cell table:style-name="ce1" table:formula="of:=IF([.A36]=&quot;&quot;;&quot;&quot;;CONCATENATE([.A36];&quot;/&quot;;[.B36]))" office:value-type="string" office:string-value="Beam/FineStageBias">
            <text:p>Beam/FineStageBias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Beam</text:p>
          </table:table-cell>
          <table:table-cell table:style-name="ce1" table:formula="of:=IF([.A37]=&quot;&quot;;&quot;&quot;;CONCATENATE([.A37];&quot;/&quot;;[.B37]))" office:value-type="string" office:string-value="Beam/Beam">
            <text:p>Beam/Beam</text:p>
          </table:table-cell>
          <table:table-cell table:style-name="ce1" table:number-columns-repeated="2"/>
          <table:table-cell office:value-type="string">
            <text:p>EBeam</text:p>
          </table:table-cell>
        </table:table-row>
        <table:table-row table:style-name="ro1">
          <table:table-cell office:value-type="string">
            <text:p>Beam</text:p>
          </table:table-cell>
          <table:table-cell table:style-name="ce1" office:value-type="string">
            <text:p>Scan</text:p>
          </table:table-cell>
          <table:table-cell table:style-name="ce1" table:formula="of:=IF([.A38]=&quot;&quot;;&quot;&quot;;CONCATENATE([.A38];&quot;/&quot;;[.B38]))" office:value-type="string" office:string-value="Beam/Scan">
            <text:p>Beam/Scan</text:p>
          </table:table-cell>
          <table:table-cell table:style-name="ce1" table:number-columns-repeated="2"/>
          <table:table-cell office:value-type="string">
            <text:p>EScan</text:p>
          </table:table-cell>
        </table:table-row>
        <table:table-row table:style-name="ro1">
          <table:table-cell/>
          <table:table-cell table:style-name="ce1" office:value-type="string">
            <text:p>[EBeam]</text:p>
          </table:table-cell>
          <table:table-cell table:style-name="ce1" table:formula="of:=IF([.A39]=&quot;&quot;;&quot;&quot;;CONCATENATE([.A39];&quot;/&quot;;[.B39]))">
            <text:p/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ource</text:p>
          </table:table-cell>
          <table:table-cell table:style-name="ce1" table:formula="of:=IF([.A40]=&quot;&quot;;&quot;&quot;;CONCATENATE([.A40];&quot;/&quot;;[.B40]))" office:value-type="string" office:string-value="EBeam/Source">
            <text:p>EBeam/Source</text:p>
          </table:table-cell>
          <table:table-cell table:style-name="ce1" table:number-columns-repeated="2"/>
          <table:table-cell office:value-type="string">
            <text:p>FEG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ColumnType</text:p>
          </table:table-cell>
          <table:table-cell table:style-name="ce1" table:formula="of:=IF([.A41]=&quot;&quot;;&quot;&quot;;CONCATENATE([.A41];&quot;/&quot;;[.B41]))" office:value-type="string" office:string-value="EBeam/ColumnType">
            <text:p>EBeam/ColumnType</text:p>
          </table:table-cell>
          <table:table-cell table:style-name="ce1" table:number-columns-repeated="2"/>
          <table:table-cell office:value-type="string">
            <text:p>Nicole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FinalLens</text:p>
          </table:table-cell>
          <table:table-cell table:style-name="ce1" table:formula="of:=IF([.A42]=&quot;&quot;;&quot;&quot;;CONCATENATE([.A42];&quot;/&quot;;[.B42]))" office:value-type="string" office:string-value="EBeam/FinalLens">
            <text:p>EBeam/FinalLens</text:p>
          </table:table-cell>
          <table:table-cell table:style-name="ce1" table:number-columns-repeated="2"/>
          <table:table-cell office:value-type="string">
            <text:p>Nicole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Acq</text:p>
          </table:table-cell>
          <table:table-cell table:style-name="ce1" table:formula="of:=IF([.A43]=&quot;&quot;;&quot;&quot;;CONCATENATE([.A43];&quot;/&quot;;[.B43]))" office:value-type="string" office:string-value="EBeam/Acq">
            <text:p>EBeam/Acq</text:p>
          </table:table-cell>
          <table:table-cell table:style-name="ce1" table:number-columns-repeated="2"/>
          <table:table-cell office:value-type="string">
            <text:p>PIA 3.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Aperture</text:p>
          </table:table-cell>
          <table:table-cell table:style-name="ce1" table:formula="of:=IF([.A44]=&quot;&quot;;&quot;&quot;;CONCATENATE([.A44];&quot;/&quot;;[.B44]))" office:value-type="string" office:string-value="EBeam/Aperture">
            <text:p>EBeam/Aperture</text:p>
          </table:table-cell>
          <table:table-cell table:style-name="ce1" table:number-columns-repeated="2"/>
          <table:table-cell office:value-type="string">
            <text:p>AVA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ApertureDiameter</text:p>
          </table:table-cell>
          <table:table-cell table:style-name="ce1" table:formula="of:=IF([.A45]=&quot;&quot;;&quot;&quot;;CONCATENATE([.A45];&quot;/&quot;;[.B45]))" office:value-type="string" office:string-value="EBeam/ApertureDiameter">
            <text:p>EBeam/ApertureDiameter</text:p>
          </table:table-cell>
          <table:table-cell table:style-name="ce1" table:number-columns-repeated="2"/>
          <table:table-cell table:style-name="ce5" office:value-type="float" office:value="0.000032">
            <text:p>3.20E-005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HV</text:p>
          </table:table-cell>
          <table:table-cell table:style-name="ce1" table:formula="of:=IF([.A46]=&quot;&quot;;&quot;&quot;;CONCATENATE([.A46];&quot;/&quot;;[.B46]))" office:value-type="string" office:string-value="EBeam/HV">
            <text:p>EBeam/HV</text:p>
          </table:table-cell>
          <table:table-cell table:style-name="ce1" table:number-columns-repeated="2"/>
          <table:table-cell office:value-type="float" office:value="5000">
            <text:p>500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HFW</text:p>
          </table:table-cell>
          <table:table-cell table:style-name="ce1" table:formula="of:=IF([.A47]=&quot;&quot;;&quot;&quot;;CONCATENATE([.A47];&quot;/&quot;;[.B47]))" office:value-type="string" office:string-value="EBeam/HFW">
            <text:p>EBeam/HFW</text:p>
          </table:table-cell>
          <table:table-cell table:style-name="ce1" table:number-columns-repeated="2"/>
          <table:table-cell table:style-name="ce5" office:value-type="float" office:value="0.00000276267">
            <text:p>2.76E-006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VFW</text:p>
          </table:table-cell>
          <table:table-cell table:style-name="ce1" table:formula="of:=IF([.A48]=&quot;&quot;;&quot;&quot;;CONCATENATE([.A48];&quot;/&quot;;[.B48]))" office:value-type="string" office:string-value="EBeam/VFW">
            <text:p>EBeam/VFW</text:p>
          </table:table-cell>
          <table:table-cell table:style-name="ce1" table:number-columns-repeated="2"/>
          <table:table-cell table:style-name="ce5" office:value-type="float" office:value="0.00000184178">
            <text:p>1.84E-006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WD</text:p>
          </table:table-cell>
          <table:table-cell table:style-name="ce1" table:formula="of:=IF([.A49]=&quot;&quot;;&quot;&quot;;CONCATENATE([.A49];&quot;/&quot;;[.B49]))" office:value-type="string" office:string-value="EBeam/WD">
            <text:p>EBeam/WD</text:p>
          </table:table-cell>
          <table:table-cell table:style-name="ce1" table:number-columns-repeated="2"/>
          <table:table-cell office:value-type="float" office:value="0.00497368">
            <text:p>0.00497368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BeamCurrent</text:p>
          </table:table-cell>
          <table:table-cell table:style-name="ce1" table:formula="of:=IF([.A50]=&quot;&quot;;&quot;&quot;;CONCATENATE([.A50];&quot;/&quot;;[.B50]))" office:value-type="string" office:string-value="EBeam/BeamCurrent">
            <text:p>EBeam/BeamCurrent</text:p>
          </table:table-cell>
          <table:table-cell table:style-name="ce1" table:number-columns-repeated="2"/>
          <table:table-cell table:style-name="ce5" office:value-type="float" office:value="0.0000000002">
            <text:p>2.00E-01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TiltCorrectionIsOn</text:p>
          </table:table-cell>
          <table:table-cell table:style-name="ce1" table:formula="of:=IF([.A51]=&quot;&quot;;&quot;&quot;;CONCATENATE([.A51];&quot;/&quot;;[.B51]))" office:value-type="string" office:string-value="EBeam/TiltCorrectionIsOn">
            <text:p>EBeam/TiltCorrectionIsOn</text:p>
          </table:table-cell>
          <table:table-cell table:style-name="ce1" table:number-columns-repeated="2"/>
          <table:table-cell office:value-type="string">
            <text:p>no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DynamicFocusIsOn</text:p>
          </table:table-cell>
          <table:table-cell table:style-name="ce1" table:formula="of:=IF([.A52]=&quot;&quot;;&quot;&quot;;CONCATENATE([.A52];&quot;/&quot;;[.B52]))" office:value-type="string" office:string-value="EBeam/DynamicFocusIsOn">
            <text:p>EBeam/DynamicFocusIsOn</text:p>
          </table:table-cell>
          <table:table-cell table:style-name="ce1" table:number-columns-repeated="2"/>
          <table:table-cell office:value-type="string">
            <text:p>no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DynamicWDIsOn</text:p>
          </table:table-cell>
          <table:table-cell table:style-name="ce1" table:formula="of:=IF([.A53]=&quot;&quot;;&quot;&quot;;CONCATENATE([.A53];&quot;/&quot;;[.B53]))" office:value-type="string" office:string-value="EBeam/DynamicWDIsOn">
            <text:p>EBeam/DynamicWDIsOn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canRotation</text:p>
          </table:table-cell>
          <table:table-cell table:style-name="ce1" table:formula="of:=IF([.A54]=&quot;&quot;;&quot;&quot;;CONCATENATE([.A54];&quot;/&quot;;[.B54]))" office:value-type="string" office:string-value="EBeam/ScanRotation">
            <text:p>EBeam/ScanRotation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LensMode</text:p>
          </table:table-cell>
          <table:table-cell table:style-name="ce1" table:formula="of:=IF([.A55]=&quot;&quot;;&quot;&quot;;CONCATENATE([.A55];&quot;/&quot;;[.B55]))" office:value-type="string" office:string-value="EBeam/LensMode">
            <text:p>EBeam/Lens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LensModeA</text:p>
          </table:table-cell>
          <table:table-cell table:style-name="ce1" table:formula="of:=IF([.A56]=&quot;&quot;;&quot;&quot;;CONCATENATE([.A56];&quot;/&quot;;[.B56]))" office:value-type="string" office:string-value="EBeam/LensModeA">
            <text:p>EBeam/LensModeA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ATubeVoltage</text:p>
          </table:table-cell>
          <table:table-cell table:style-name="ce1" table:formula="of:=IF([.A57]=&quot;&quot;;&quot;&quot;;CONCATENATE([.A57];&quot;/&quot;;[.B57]))" office:value-type="string" office:string-value="EBeam/ATubeVoltage">
            <text:p>EBeam/ATubeVoltage</text:p>
          </table:table-cell>
          <table:table-cell table:style-name="ce1" table:number-columns-repeated="2"/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UseCase</text:p>
          </table:table-cell>
          <table:table-cell table:style-name="ce1" table:formula="of:=IF([.A58]=&quot;&quot;;&quot;&quot;;CONCATENATE([.A58];&quot;/&quot;;[.B58]))" office:value-type="string" office:string-value="EBeam/UseCase">
            <text:p>EBeam/UseCase</text:p>
          </table:table-cell>
          <table:table-cell table:style-name="ce1" table:number-columns-repeated="2"/>
          <table:table-cell office:value-type="string">
            <text:p>Immersion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emOpticalMode</text:p>
          </table:table-cell>
          <table:table-cell table:style-name="ce1" table:formula="of:=IF([.A59]=&quot;&quot;;&quot;&quot;;CONCATENATE([.A59];&quot;/&quot;;[.B59]))" office:value-type="string" office:string-value="EBeam/SemOpticalMode">
            <text:p>EBeam/SemOpticalMode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ImageMode</text:p>
          </table:table-cell>
          <table:table-cell table:style-name="ce1" table:formula="of:=IF([.A60]=&quot;&quot;;&quot;&quot;;CONCATENATE([.A60];&quot;/&quot;;[.B60]))" office:value-type="string" office:string-value="EBeam/ImageMode">
            <text:p>EBeam/ImageMode</text:p>
          </table:table-cell>
          <table:table-cell table:style-name="ce1" table:number-columns-repeated="2"/>
          <table:table-cell office:value-type="string">
            <text:p>Normal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ourceTiltX</text:p>
          </table:table-cell>
          <table:table-cell table:style-name="ce1" table:formula="of:=IF([.A61]=&quot;&quot;;&quot;&quot;;CONCATENATE([.A61];&quot;/&quot;;[.B61]))" office:value-type="string" office:string-value="EBeam/SourceTiltX">
            <text:p>EBeam/SourceTiltX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ourceTiltY</text:p>
          </table:table-cell>
          <table:table-cell table:style-name="ce1" table:formula="of:=IF([.A62]=&quot;&quot;;&quot;&quot;;CONCATENATE([.A62];&quot;/&quot;;[.B62]))" office:value-type="string" office:string-value="EBeam/SourceTiltY">
            <text:p>EBeam/SourceTiltY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tageX</text:p>
          </table:table-cell>
          <table:table-cell table:style-name="ce1" table:formula="of:=IF([.A63]=&quot;&quot;;&quot;&quot;;CONCATENATE([.A63];&quot;/&quot;;[.B63]))" office:value-type="string" office:string-value="EBeam/StageX">
            <text:p>EBeam/StageX</text:p>
          </table:table-cell>
          <table:table-cell table:style-name="ce1" table:number-columns-repeated="2"/>
          <table:table-cell office:value-type="float" office:value="0.0106492">
            <text:p>0.0106492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tageY</text:p>
          </table:table-cell>
          <table:table-cell table:style-name="ce1" table:formula="of:=IF([.A64]=&quot;&quot;;&quot;&quot;;CONCATENATE([.A64];&quot;/&quot;;[.B64]))" office:value-type="string" office:string-value="EBeam/StageY">
            <text:p>EBeam/StageY</text:p>
          </table:table-cell>
          <table:table-cell table:style-name="ce1" table:number-columns-repeated="2"/>
          <table:table-cell office:value-type="float" office:value="-0.00469608">
            <text:p>-0.00469608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tageZ</text:p>
          </table:table-cell>
          <table:table-cell table:style-name="ce1" table:formula="of:=IF([.A65]=&quot;&quot;;&quot;&quot;;CONCATENATE([.A65];&quot;/&quot;;[.B65]))" office:value-type="string" office:string-value="EBeam/StageZ">
            <text:p>EBeam/StageZ</text:p>
          </table:table-cell>
          <table:table-cell table:style-name="ce1" table:number-columns-repeated="2"/>
          <table:table-cell office:value-type="float" office:value="0.00499988">
            <text:p>0.00499988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tageR</text:p>
          </table:table-cell>
          <table:table-cell table:style-name="ce1" table:formula="of:=IF([.A66]=&quot;&quot;;&quot;&quot;;CONCATENATE([.A66];&quot;/&quot;;[.B66]))" office:value-type="string" office:string-value="EBeam/StageR">
            <text:p>EBeam/StageR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tageTa</text:p>
          </table:table-cell>
          <table:table-cell table:style-name="ce1" table:formula="of:=IF([.A67]=&quot;&quot;;&quot;&quot;;CONCATENATE([.A67];&quot;/&quot;;[.B67]))" office:value-type="string" office:string-value="EBeam/StageTa">
            <text:p>EBeam/StageTa</text:p>
          </table:table-cell>
          <table:table-cell table:style-name="ce1" table:number-columns-repeated="2"/>
          <table:table-cell table:style-name="ce5" office:value-type="float" office:value="0.00000429278">
            <text:p>4.29E-006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tageTb</text:p>
          </table:table-cell>
          <table:table-cell table:style-name="ce1" table:formula="of:=IF([.A68]=&quot;&quot;;&quot;&quot;;CONCATENATE([.A68];&quot;/&quot;;[.B68]))" office:value-type="string" office:string-value="EBeam/StageTb">
            <text:p>EBeam/StageTb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tigmatorX</text:p>
          </table:table-cell>
          <table:table-cell table:style-name="ce1" table:formula="of:=IF([.A69]=&quot;&quot;;&quot;&quot;;CONCATENATE([.A69];&quot;/&quot;;[.B69]))" office:value-type="string" office:string-value="EBeam/StigmatorX">
            <text:p>EBeam/StigmatorX</text:p>
          </table:table-cell>
          <table:table-cell table:style-name="ce1" table:number-columns-repeated="2"/>
          <table:table-cell office:value-type="float" office:value="-0.000726545">
            <text:p>-0.000726545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StigmatorY</text:p>
          </table:table-cell>
          <table:table-cell table:style-name="ce1" table:formula="of:=IF([.A70]=&quot;&quot;;&quot;&quot;;CONCATENATE([.A70];&quot;/&quot;;[.B70]))" office:value-type="string" office:string-value="EBeam/StigmatorY">
            <text:p>EBeam/StigmatorY</text:p>
          </table:table-cell>
          <table:table-cell table:style-name="ce1" table:number-columns-repeated="2"/>
          <table:table-cell office:value-type="float" office:value="0.000302633">
            <text:p>0.000302633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BeamShiftX</text:p>
          </table:table-cell>
          <table:table-cell table:style-name="ce1" table:formula="of:=IF([.A71]=&quot;&quot;;&quot;&quot;;CONCATENATE([.A71];&quot;/&quot;;[.B71]))" office:value-type="string" office:string-value="EBeam/BeamShiftX">
            <text:p>EBeam/BeamShiftX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BeamShiftY</text:p>
          </table:table-cell>
          <table:table-cell table:style-name="ce1" table:formula="of:=IF([.A72]=&quot;&quot;;&quot;&quot;;CONCATENATE([.A72];&quot;/&quot;;[.B72]))" office:value-type="string" office:string-value="EBeam/BeamShiftY">
            <text:p>EBeam/BeamShiftY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EucWD</text:p>
          </table:table-cell>
          <table:table-cell table:style-name="ce1" table:formula="of:=IF([.A73]=&quot;&quot;;&quot;&quot;;CONCATENATE([.A73];&quot;/&quot;;[.B73]))" office:value-type="string" office:string-value="EBeam/EucWD">
            <text:p>EBeam/EucWD</text:p>
          </table:table-cell>
          <table:table-cell table:style-name="ce1" table:number-columns-repeated="2"/>
          <table:table-cell office:value-type="float" office:value="0.01">
            <text:p>0.01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EmissionCurrent</text:p>
          </table:table-cell>
          <table:table-cell table:style-name="ce1" table:formula="of:=IF([.A74]=&quot;&quot;;&quot;&quot;;CONCATENATE([.A74];&quot;/&quot;;[.B74]))" office:value-type="string" office:string-value="EBeam/EmissionCurrent">
            <text:p>EBeam/EmissionCurrent</text:p>
          </table:table-cell>
          <table:table-cell table:style-name="ce1" table:number-columns-repeated="2"/>
          <table:table-cell office:value-type="float" office:value="0.000118099">
            <text:p>0.000118099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TiltCorrectionAngle</text:p>
          </table:table-cell>
          <table:table-cell table:style-name="ce1" table:formula="of:=IF([.A75]=&quot;&quot;;&quot;&quot;;CONCATENATE([.A75];&quot;/&quot;;[.B75]))" office:value-type="string" office:string-value="EBeam/TiltCorrectionAngle">
            <text:p>EBeam/TiltCorrectionAngle</text:p>
          </table:table-cell>
          <table:table-cell table:style-name="ce1" table:number-columns-repeated="2"/>
          <table:table-cell table:style-name="ce5" office:value-type="float" office:value="0.00000429278">
            <text:p>4.29E-006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PreTilt</text:p>
          </table:table-cell>
          <table:table-cell table:style-name="ce1" table:formula="of:=IF([.A76]=&quot;&quot;;&quot;&quot;;CONCATENATE([.A76];&quot;/&quot;;[.B76]))" office:value-type="string" office:string-value="EBeam/PreTilt">
            <text:p>EBeam/PreTilt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WehneltBias</text:p>
          </table:table-cell>
          <table:table-cell table:style-name="ce1" table:formula="of:=IF([.A77]=&quot;&quot;;&quot;&quot;;CONCATENATE([.A77];&quot;/&quot;;[.B77]))" office:value-type="string" office:string-value="EBeam/WehneltBias">
            <text:p>EBeam/WehneltBias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BeamMode</text:p>
          </table:table-cell>
          <table:table-cell table:style-name="ce1" table:formula="of:=IF([.A78]=&quot;&quot;;&quot;&quot;;CONCATENATE([.A78];&quot;/&quot;;[.B78]))" office:value-type="string" office:string-value="EBeam/BeamMode">
            <text:p>EBeam/BeamMode</text:p>
          </table:table-cell>
          <table:table-cell table:style-name="ce1" table:number-columns-repeated="2"/>
          <table:table-cell office:value-type="string">
            <text:p>N-Beam</text:p>
          </table:table-cell>
        </table:table-row>
        <table:table-row table:style-name="ro1">
          <table:table-cell office:value-type="string">
            <text:p>EBeam</text:p>
          </table:table-cell>
          <table:table-cell table:style-name="ce1" office:value-type="string">
            <text:p>MagnificationCorrection</text:p>
          </table:table-cell>
          <table:table-cell table:style-name="ce1" table:formula="of:=IF([.A79]=&quot;&quot;;&quot;&quot;;CONCATENATE([.A79];&quot;/&quot;;[.B79]))" office:value-type="string" office:string-value="EBeam/MagnificationCorrection">
            <text:p>EBeam/MagnificationCorrection</text:p>
          </table:table-cell>
          <table:table-cell table:style-name="ce1" table:number-columns-repeated="2"/>
          <table:table-cell office:value-type="string">
            <text:p>Off</text:p>
          </table:table-cell>
        </table:table-row>
        <table:table-row table:style-name="ro1">
          <table:table-cell/>
          <table:table-cell table:style-name="ce1" office:value-type="string">
            <text:p>[GIS]</text:p>
          </table:table-cell>
          <table:table-cell table:style-name="ce1" table:formula="of:=IF([.A80]=&quot;&quot;;&quot;&quot;;CONCATENATE([.A80];&quot;/&quot;;[.B80]))">
            <text:p/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GIS</text:p>
          </table:table-cell>
          <table:table-cell table:style-name="ce1" office:value-type="string">
            <text:p>Number</text:p>
          </table:table-cell>
          <table:table-cell table:style-name="ce1" table:formula="of:=IF([.A81]=&quot;&quot;;&quot;&quot;;CONCATENATE([.A81];&quot;/&quot;;[.B81]))" office:value-type="string" office:string-value="GIS/Number">
            <text:p>GIS/Number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string">
            <text:p>[Scan]</text:p>
          </table:table-cell>
          <table:table-cell table:style-name="ce1" table:formula="of:=IF([.A82]=&quot;&quot;;&quot;&quot;;CONCATENATE([.A82];&quot;/&quot;;[.B82]))">
            <text:p/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InternalScan</text:p>
          </table:table-cell>
          <table:table-cell table:style-name="ce1" table:formula="of:=IF([.A83]=&quot;&quot;;&quot;&quot;;CONCATENATE([.A83];&quot;/&quot;;[.B83]))" office:value-type="string" office:string-value="Scan/InternalScan">
            <text:p>Scan/InternalScan</text:p>
          </table:table-cell>
          <table:table-cell table:style-name="ce1" table:number-columns-repeated="2"/>
          <table:table-cell table:style-name="ce6" office:value-type="boolean" office:boolean-value="true">
            <text:p>TRUE</text:p>
          </table:table-cell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Dwelltime</text:p>
          </table:table-cell>
          <table:table-cell table:style-name="ce1" table:formula="of:=IF([.A84]=&quot;&quot;;&quot;&quot;;CONCATENATE([.A84];&quot;/&quot;;[.B84]))" office:value-type="string" office:string-value="Scan/Dwelltime">
            <text:p>Scan/Dwelltime</text:p>
          </table:table-cell>
          <table:table-cell table:style-name="ce1" table:number-columns-repeated="2"/>
          <table:table-cell table:style-name="ce5" office:value-type="float" office:value="0.000005">
            <text:p>5.00E-006</text:p>
          </table:table-cell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PixelWidth</text:p>
          </table:table-cell>
          <table:table-cell table:style-name="ce1" table:formula="of:=IF([.A85]=&quot;&quot;;&quot;&quot;;CONCATENATE([.A85];&quot;/&quot;;[.B85]))" office:value-type="string" office:string-value="Scan/PixelWidth">
            <text:p>Scan/PixelWidth</text:p>
          </table:table-cell>
          <table:table-cell table:style-name="ce1" table:number-columns-repeated="2"/>
          <table:table-cell table:style-name="ce5" office:value-type="float" office:value="0.000000000899306">
            <text:p>8.99E-010</text:p>
          </table:table-cell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PixelHeight</text:p>
          </table:table-cell>
          <table:table-cell table:style-name="ce1" table:formula="of:=IF([.A86]=&quot;&quot;;&quot;&quot;;CONCATENATE([.A86];&quot;/&quot;;[.B86]))" office:value-type="string" office:string-value="Scan/PixelHeight">
            <text:p>Scan/PixelHeight</text:p>
          </table:table-cell>
          <table:table-cell table:style-name="ce1" table:number-columns-repeated="2"/>
          <table:table-cell table:style-name="ce5" office:value-type="float" office:value="0.000000000899306">
            <text:p>8.99E-010</text:p>
          </table:table-cell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HorFieldsize</text:p>
          </table:table-cell>
          <table:table-cell table:style-name="ce1" table:formula="of:=IF([.A87]=&quot;&quot;;&quot;&quot;;CONCATENATE([.A87];&quot;/&quot;;[.B87]))" office:value-type="string" office:string-value="Scan/HorFieldsize">
            <text:p>Scan/HorFieldsize</text:p>
          </table:table-cell>
          <table:table-cell table:style-name="ce1" table:number-columns-repeated="2"/>
          <table:table-cell table:style-name="ce5" office:value-type="float" office:value="0.00000276267">
            <text:p>2.76E-006</text:p>
          </table:table-cell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VerFieldsize</text:p>
          </table:table-cell>
          <table:table-cell table:style-name="ce1" table:formula="of:=IF([.A88]=&quot;&quot;;&quot;&quot;;CONCATENATE([.A88];&quot;/&quot;;[.B88]))" office:value-type="string" office:string-value="Scan/VerFieldsize">
            <text:p>Scan/VerFieldsize</text:p>
          </table:table-cell>
          <table:table-cell table:style-name="ce1" table:number-columns-repeated="2"/>
          <table:table-cell table:style-name="ce5" office:value-type="float" office:value="0.00000184178">
            <text:p>1.84E-006</text:p>
          </table:table-cell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Average</text:p>
          </table:table-cell>
          <table:table-cell table:style-name="ce1" table:formula="of:=IF([.A89]=&quot;&quot;;&quot;&quot;;CONCATENATE([.A89];&quot;/&quot;;[.B89]))" office:value-type="string" office:string-value="Scan/Average">
            <text:p>Scan/Average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Integrate</text:p>
          </table:table-cell>
          <table:table-cell table:style-name="ce1" table:formula="of:=IF([.A90]=&quot;&quot;;&quot;&quot;;CONCATENATE([.A90];&quot;/&quot;;[.B90]))" office:value-type="string" office:string-value="Scan/Integrate">
            <text:p>Scan/Integrate</text:p>
          </table:table-cell>
          <table:table-cell table:style-name="ce1" table:number-columns-repeated="2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can</text:p>
          </table:table-cell>
          <table:table-cell table:style-name="ce1" office:value-type="string">
            <text:p>FrameTime</text:p>
          </table:table-cell>
          <table:table-cell table:style-name="ce1" table:formula="of:=IF([.A91]=&quot;&quot;;&quot;&quot;;CONCATENATE([.A91];&quot;/&quot;;[.B91]))" office:value-type="string" office:string-value="Scan/FrameTime">
            <text:p>Scan/FrameTime</text:p>
          </table:table-cell>
          <table:table-cell table:style-name="ce1" table:number-columns-repeated="2"/>
          <table:table-cell office:value-type="float" office:value="41">
            <text:p>41</text:p>
          </table:table-cell>
        </table:table-row>
        <table:table-row table:style-name="ro1">
          <table:table-cell/>
          <table:table-cell table:style-name="ce1" office:value-type="string">
            <text:p>[EScan]</text:p>
          </table:table-cell>
          <table:table-cell table:style-name="ce1" table:formula="of:=IF([.A92]=&quot;&quot;;&quot;&quot;;CONCATENATE([.A92];&quot;/&quot;;[.B92]))">
            <text:p/>
          </table:table-cell>
          <table:table-cell table:style-name="ce1" table:number-columns-repeated="2"/>
          <table:table-cell/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Scan</text:p>
          </table:table-cell>
          <table:table-cell table:style-name="ce1" table:formula="of:=IF([.A93]=&quot;&quot;;&quot;&quot;;CONCATENATE([.A93];&quot;/&quot;;[.B93]))" office:value-type="string" office:string-value="EScan/Scan">
            <text:p>EScan/Scan</text:p>
          </table:table-cell>
          <table:table-cell table:style-name="ce1" table:number-columns-repeated="2"/>
          <table:table-cell office:value-type="string">
            <text:p>PIA 3.0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InternalScan</text:p>
          </table:table-cell>
          <table:table-cell table:style-name="ce1" table:formula="of:=IF([.A94]=&quot;&quot;;&quot;&quot;;CONCATENATE([.A94];&quot;/&quot;;[.B94]))" office:value-type="string" office:string-value="EScan/InternalScan">
            <text:p>EScan/InternalScan</text:p>
          </table:table-cell>
          <table:table-cell table:style-name="ce1" table:number-columns-repeated="2"/>
          <table:table-cell table:style-name="ce6" office:value-type="boolean" office:boolean-value="true">
            <text:p>TRUE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Dwell</text:p>
          </table:table-cell>
          <table:table-cell table:style-name="ce1" table:formula="of:=IF([.A95]=&quot;&quot;;&quot;&quot;;CONCATENATE([.A95];&quot;/&quot;;[.B95]))" office:value-type="string" office:string-value="EScan/Dwell">
            <text:p>EScan/Dwell</text:p>
          </table:table-cell>
          <table:table-cell table:style-name="ce1" table:number-columns-repeated="2"/>
          <table:table-cell table:style-name="ce5" office:value-type="float" office:value="0.000005">
            <text:p>5.00E-006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PixelWidth</text:p>
          </table:table-cell>
          <table:table-cell table:style-name="ce1" table:formula="of:=IF([.A96]=&quot;&quot;;&quot;&quot;;CONCATENATE([.A96];&quot;/&quot;;[.B96]))" office:value-type="string" office:string-value="EScan/PixelWidth">
            <text:p>EScan/PixelWidth</text:p>
          </table:table-cell>
          <table:table-cell table:style-name="ce1" table:number-columns-repeated="2"/>
          <table:table-cell table:style-name="ce5" office:value-type="float" office:value="0.000000000899306">
            <text:p>8.99E-010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PixelHeight</text:p>
          </table:table-cell>
          <table:table-cell table:style-name="ce1" table:formula="of:=IF([.A97]=&quot;&quot;;&quot;&quot;;CONCATENATE([.A97];&quot;/&quot;;[.B97]))" office:value-type="string" office:string-value="EScan/PixelHeight">
            <text:p>EScan/PixelHeight</text:p>
          </table:table-cell>
          <table:table-cell table:style-name="ce1" table:number-columns-repeated="2"/>
          <table:table-cell table:style-name="ce5" office:value-type="float" office:value="0.000000000899306">
            <text:p>8.99E-010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HorFieldsize</text:p>
          </table:table-cell>
          <table:table-cell table:style-name="ce1" table:formula="of:=IF([.A98]=&quot;&quot;;&quot;&quot;;CONCATENATE([.A98];&quot;/&quot;;[.B98]))" office:value-type="string" office:string-value="EScan/HorFieldsize">
            <text:p>EScan/HorFieldsize</text:p>
          </table:table-cell>
          <table:table-cell table:style-name="ce1" table:number-columns-repeated="2"/>
          <table:table-cell table:style-name="ce5" office:value-type="float" office:value="0.00000276267">
            <text:p>2.76E-006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VerFieldsize</text:p>
          </table:table-cell>
          <table:table-cell table:style-name="ce1" table:formula="of:=IF([.A99]=&quot;&quot;;&quot;&quot;;CONCATENATE([.A99];&quot;/&quot;;[.B99]))" office:value-type="string" office:string-value="EScan/VerFieldsize">
            <text:p>EScan/VerFieldsize</text:p>
          </table:table-cell>
          <table:table-cell table:style-name="ce1" table:number-columns-repeated="2"/>
          <table:table-cell table:style-name="ce5" office:value-type="float" office:value="0.00000184178">
            <text:p>1.84E-006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FrameTime</text:p>
          </table:table-cell>
          <table:table-cell table:style-name="ce1" table:formula="of:=IF([.A100]=&quot;&quot;;&quot;&quot;;CONCATENATE([.A100];&quot;/&quot;;[.B100]))" office:value-type="string" office:string-value="EScan/FrameTime">
            <text:p>EScan/FrameTime</text:p>
          </table:table-cell>
          <table:table-cell table:style-name="ce1" table:number-columns-repeated="2"/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LineTime</text:p>
          </table:table-cell>
          <table:table-cell table:style-name="ce1" table:formula="of:=IF([.A101]=&quot;&quot;;&quot;&quot;;CONCATENATE([.A101];&quot;/&quot;;[.B101]))" office:value-type="string" office:string-value="EScan/LineTime">
            <text:p>EScan/LineTime</text:p>
          </table:table-cell>
          <table:table-cell table:style-name="ce1" table:number-columns-repeated="2"/>
          <table:table-cell office:value-type="float" office:value="0.02">
            <text:p>0.02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Mainslock</text:p>
          </table:table-cell>
          <table:table-cell table:style-name="ce1" table:formula="of:=IF([.A102]=&quot;&quot;;&quot;&quot;;CONCATENATE([.A102];&quot;/&quot;;[.B102]))" office:value-type="string" office:string-value="EScan/Mainslock">
            <text:p>EScan/Mainslock</text:p>
          </table:table-cell>
          <table:table-cell table:style-name="ce1" table:number-columns-repeated="2"/>
          <table:table-cell office:value-type="string">
            <text:p>On</text:p>
          </table:table-cell>
        </table:table-row>
        <table:table-row table:style-name="ro1">
          <table:table-cell office:value-type="string">
            <text:p>EScan</text:p>
          </table:table-cell>
          <table:table-cell table:style-name="ce1" office:value-type="string">
            <text:p>LineIntegration</text:p>
          </table:table-cell>
          <table:table-cell table:style-name="ce1" table:formula="of:=IF([.A103]=&quot;&quot;;&quot;&quot;;CONCATENATE([.A103];&quot;/&quot;;[.B103]))" office:value-type="string" office:string-value="EScan/LineIntegration">
            <text:p>EScan/LineIntegration</text:p>
          </table:table-cell>
          <table:table-cell table:style-name="ce1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Scan</text:p>
          </table:table-cell>
          <table:table-cell table:style-name="ce1" office:value-type="string">
            <text:p>ScanInterlacing</text:p>
          </table:table-cell>
          <table:table-cell table:style-name="ce1" table:formula="of:=IF([.A104]=&quot;&quot;;&quot;&quot;;CONCATENATE([.A104];&quot;/&quot;;[.B104]))" office:value-type="string" office:string-value="EScan/ScanInterlacing">
            <text:p>EScan/ScanInterlacing</text:p>
          </table:table-cell>
          <table:table-cell table:style-name="ce1" table:number-columns-repeated="2"/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[Stage]</text:p>
          </table:table-cell>
          <table:table-cell table:style-name="ce1" table:formula="of:=IF([.A105]=&quot;&quot;;&quot;&quot;;CONCATENATE([.A105];&quot;/&quot;;[.B105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tageX</text:p>
          </table:table-cell>
          <table:table-cell table:style-name="ce1" table:formula="of:=IF([.A106]=&quot;&quot;;&quot;&quot;;CONCATENATE([.A106];&quot;/&quot;;[.B106]))" office:value-type="string" office:string-value="StageX/StageX">
            <text:p>StageX/StageX</text:p>
          </table:table-cell>
          <table:table-cell table:style-name="ce1" table:number-columns-repeated="2"/>
          <table:table-cell office:value-type="float" office:value="0.0106492">
            <text:p>0.0106492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tageY</text:p>
          </table:table-cell>
          <table:table-cell table:style-name="ce1" table:formula="of:=IF([.A107]=&quot;&quot;;&quot;&quot;;CONCATENATE([.A107];&quot;/&quot;;[.B107]))" office:value-type="string" office:string-value="StageX/StageY">
            <text:p>StageX/StageY</text:p>
          </table:table-cell>
          <table:table-cell table:style-name="ce1" table:number-columns-repeated="2"/>
          <table:table-cell office:value-type="float" office:value="-0.00469608">
            <text:p>-0.00469608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tageZ</text:p>
          </table:table-cell>
          <table:table-cell table:style-name="ce1" table:formula="of:=IF([.A108]=&quot;&quot;;&quot;&quot;;CONCATENATE([.A108];&quot;/&quot;;[.B108]))" office:value-type="string" office:string-value="StageX/StageZ">
            <text:p>StageX/StageZ</text:p>
          </table:table-cell>
          <table:table-cell table:style-name="ce1" table:number-columns-repeated="2"/>
          <table:table-cell office:value-type="float" office:value="0.00499988">
            <text:p>0.00499988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tageR</text:p>
          </table:table-cell>
          <table:table-cell table:style-name="ce1" table:formula="of:=IF([.A109]=&quot;&quot;;&quot;&quot;;CONCATENATE([.A109];&quot;/&quot;;[.B109]))" office:value-type="string" office:string-value="StageX/StageR">
            <text:p>StageX/StageR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tageT</text:p>
          </table:table-cell>
          <table:table-cell table:style-name="ce1" table:formula="of:=IF([.A110]=&quot;&quot;;&quot;&quot;;CONCATENATE([.A110];&quot;/&quot;;[.B110]))" office:value-type="string" office:string-value="StageX/StageT">
            <text:p>StageX/StageT</text:p>
          </table:table-cell>
          <table:table-cell table:style-name="ce1" table:number-columns-repeated="2"/>
          <table:table-cell table:style-name="ce5" office:value-type="float" office:value="0.00000429278">
            <text:p>4.29E-006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tageTb</text:p>
          </table:table-cell>
          <table:table-cell table:style-name="ce1" table:formula="of:=IF([.A111]=&quot;&quot;;&quot;&quot;;CONCATENATE([.A111];&quot;/&quot;;[.B111]))" office:value-type="string" office:string-value="StageX/StageTb">
            <text:p>StageX/StageTb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pecTilt</text:p>
          </table:table-cell>
          <table:table-cell table:style-name="ce1" table:formula="of:=IF([.A112]=&quot;&quot;;&quot;&quot;;CONCATENATE([.A112];&quot;/&quot;;[.B112]))" office:value-type="string" office:string-value="StageX/SpecTilt">
            <text:p>StageX/SpecTilt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WorkingDistance</text:p>
          </table:table-cell>
          <table:table-cell table:style-name="ce1" table:formula="of:=IF([.A113]=&quot;&quot;;&quot;&quot;;CONCATENATE([.A113];&quot;/&quot;;[.B113]))" office:value-type="string" office:string-value="StageX/WorkingDistance">
            <text:p>StageX/WorkingDistance</text:p>
          </table:table-cell>
          <table:table-cell table:style-name="ce1" table:number-columns-repeated="2"/>
          <table:table-cell office:value-type="float" office:value="0.00497368">
            <text:p>0.00497368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ActiveStage</text:p>
          </table:table-cell>
          <table:table-cell table:style-name="ce1" table:formula="of:=IF([.A114]=&quot;&quot;;&quot;&quot;;CONCATENATE([.A114];&quot;/&quot;;[.B114]))" office:value-type="string" office:string-value="StageX/ActiveStage">
            <text:p>StageX/ActiveStage</text:p>
          </table:table-cell>
          <table:table-cell table:style-name="ce1" table:number-columns-repeated="2"/>
          <table:table-cell office:value-type="string">
            <text:p>Bulk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[Image]</text:p>
          </table:table-cell>
          <table:table-cell table:style-name="ce1" table:formula="of:=IF([.A115]=&quot;&quot;;&quot;&quot;;CONCATENATE([.A115];&quot;/&quot;;[.B115]))" office:value-type="string" office:string-value="StageX/[Image]">
            <text:p>StageX/[Image]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DigitalContrast</text:p>
          </table:table-cell>
          <table:table-cell table:style-name="ce1" table:formula="of:=IF([.A116]=&quot;&quot;;&quot;&quot;;CONCATENATE([.A116];&quot;/&quot;;[.B116]))" office:value-type="string" office:string-value="StageX/DigitalContrast">
            <text:p>StageX/DigitalContrast</text:p>
          </table:table-cell>
          <table:table-cell table:style-name="ce1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DigitalBrightness</text:p>
          </table:table-cell>
          <table:table-cell table:style-name="ce1" table:formula="of:=IF([.A117]=&quot;&quot;;&quot;&quot;;CONCATENATE([.A117];&quot;/&quot;;[.B117]))" office:value-type="string" office:string-value="StageX/DigitalBrightness">
            <text:p>StageX/DigitalBrightness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DigitalGamma</text:p>
          </table:table-cell>
          <table:table-cell table:style-name="ce1" table:formula="of:=IF([.A118]=&quot;&quot;;&quot;&quot;;CONCATENATE([.A118];&quot;/&quot;;[.B118]))" office:value-type="string" office:string-value="StageX/DigitalGamma">
            <text:p>StageX/DigitalGamma</text:p>
          </table:table-cell>
          <table:table-cell table:style-name="ce1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Average</text:p>
          </table:table-cell>
          <table:table-cell table:style-name="ce1" table:formula="of:=IF([.A119]=&quot;&quot;;&quot;&quot;;CONCATENATE([.A119];&quot;/&quot;;[.B119]))" office:value-type="string" office:string-value="StageX/Average">
            <text:p>StageX/Average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Integrate</text:p>
          </table:table-cell>
          <table:table-cell table:style-name="ce1" table:formula="of:=IF([.A120]=&quot;&quot;;&quot;&quot;;CONCATENATE([.A120];&quot;/&quot;;[.B120]))" office:value-type="string" office:string-value="StageX/Integrate">
            <text:p>StageX/Integrate</text:p>
          </table:table-cell>
          <table:table-cell table:style-name="ce1" table:number-columns-repeated="2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ResolutionX</text:p>
          </table:table-cell>
          <table:table-cell table:style-name="ce1" table:formula="of:=IF([.A121]=&quot;&quot;;&quot;&quot;;CONCATENATE([.A121];&quot;/&quot;;[.B121]))" office:value-type="string" office:string-value="StageX/ResolutionX">
            <text:p>StageX/ResolutionX</text:p>
          </table:table-cell>
          <table:table-cell table:style-name="ce1" table:number-columns-repeated="2"/>
          <table:table-cell office:value-type="float" office:value="3072">
            <text:p>3072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ResolutionY</text:p>
          </table:table-cell>
          <table:table-cell table:style-name="ce1" table:formula="of:=IF([.A122]=&quot;&quot;;&quot;&quot;;CONCATENATE([.A122];&quot;/&quot;;[.B122]))" office:value-type="string" office:string-value="StageX/ResolutionY">
            <text:p>StageX/ResolutionY</text:p>
          </table:table-cell>
          <table:table-cell table:style-name="ce1" table:number-columns-repeated="2"/>
          <table:table-cell office:value-type="float" office:value="2048">
            <text:p>2048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DriftCorrected</text:p>
          </table:table-cell>
          <table:table-cell table:style-name="ce1" table:formula="of:=IF([.A123]=&quot;&quot;;&quot;&quot;;CONCATENATE([.A123];&quot;/&quot;;[.B123]))" office:value-type="string" office:string-value="StageX/DriftCorrected">
            <text:p>StageX/DriftCorrected</text:p>
          </table:table-cell>
          <table:table-cell table:style-name="ce1" table:number-columns-repeated="2"/>
          <table:table-cell office:value-type="string">
            <text:p>Off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ZoomFactor</text:p>
          </table:table-cell>
          <table:table-cell table:style-name="ce1" table:formula="of:=IF([.A124]=&quot;&quot;;&quot;&quot;;CONCATENATE([.A124];&quot;/&quot;;[.B124]))" office:value-type="string" office:string-value="StageX/ZoomFactor">
            <text:p>StageX/ZoomFactor</text:p>
          </table:table-cell>
          <table:table-cell table:style-name="ce1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ZoomPanX</text:p>
          </table:table-cell>
          <table:table-cell table:style-name="ce1" table:formula="of:=IF([.A125]=&quot;&quot;;&quot;&quot;;CONCATENATE([.A125];&quot;/&quot;;[.B125]))" office:value-type="string" office:string-value="StageX/ZoomPanX">
            <text:p>StageX/ZoomPanX</text:p>
          </table:table-cell>
          <table:table-cell table:style-name="ce1" table:number-columns-repeated="2"/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ZoomPanY</text:p>
          </table:table-cell>
          <table:table-cell table:style-name="ce1" table:formula="of:=IF([.A126]=&quot;&quot;;&quot;&quot;;CONCATENATE([.A126];&quot;/&quot;;[.B126]))" office:value-type="string" office:string-value="StageX/ZoomPanY">
            <text:p>StageX/ZoomPanY</text:p>
          </table:table-cell>
          <table:table-cell table:style-name="ce1" table:number-columns-repeated="2"/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MagCanvasRealWidth</text:p>
          </table:table-cell>
          <table:table-cell table:style-name="ce1" table:formula="of:=IF([.A127]=&quot;&quot;;&quot;&quot;;CONCATENATE([.A127];&quot;/&quot;;[.B127]))" office:value-type="string" office:string-value="StageX/MagCanvasRealWidth">
            <text:p>StageX/MagCanvasRealWidth</text:p>
          </table:table-cell>
          <table:table-cell table:style-name="ce1" table:number-columns-repeated="2"/>
          <table:table-cell office:value-type="float" office:value="0.4144">
            <text:p>0.4144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MagnificationMode</text:p>
          </table:table-cell>
          <table:table-cell table:style-name="ce1" table:formula="of:=IF([.A128]=&quot;&quot;;&quot;&quot;;CONCATENATE([.A128];&quot;/&quot;;[.B128]))" office:value-type="string" office:string-value="StageX/MagnificationMode">
            <text:p>StageX/MagnificationMode</text:p>
          </table:table-cell>
          <table:table-cell table:style-name="ce1" table:number-columns-repeated="2"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creenMagCanvasRealWidth</text:p>
          </table:table-cell>
          <table:table-cell table:style-name="ce1" table:formula="of:=IF([.A129]=&quot;&quot;;&quot;&quot;;CONCATENATE([.A129];&quot;/&quot;;[.B129]))" office:value-type="string" office:string-value="StageX/ScreenMagCanvasRealWidth">
            <text:p>StageX/ScreenMagCanvasRealWidth</text:p>
          </table:table-cell>
          <table:table-cell table:style-name="ce1" table:number-columns-repeated="2"/>
          <table:table-cell office:value-type="float" office:value="0.2072">
            <text:p>0.2072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ScreenMagnificationMode</text:p>
          </table:table-cell>
          <table:table-cell table:style-name="ce1" table:formula="of:=IF([.A130]=&quot;&quot;;&quot;&quot;;CONCATENATE([.A130];&quot;/&quot;;[.B130]))" office:value-type="string" office:string-value="StageX/ScreenMagnificationMode">
            <text:p>StageX/ScreenMagnificationMode</text:p>
          </table:table-cell>
          <table:table-cell table:style-name="ce1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PostProcessing</text:p>
          </table:table-cell>
          <table:table-cell table:style-name="ce1" table:formula="of:=IF([.A131]=&quot;&quot;;&quot;&quot;;CONCATENATE([.A131];&quot;/&quot;;[.B131]))" office:value-type="string" office:string-value="StageX/PostProcessing">
            <text:p>StageX/PostProcessing</text:p>
          </table:table-cell>
          <table:table-cell table:style-name="ce1" table:number-columns-repeated="2"/>
          <table:table-cell office:value-type="string">
            <text:p>None</text:p>
          </table:table-cell>
        </table:table-row>
        <table:table-row table:style-name="ro2">
          <table:table-cell office:value-type="string">
            <text:p>StageX</text:p>
          </table:table-cell>
          <table:table-cell table:style-name="ce1" office:value-type="string">
            <text:p>Transformation</text:p>
          </table:table-cell>
          <table:table-cell table:style-name="ce1" table:formula="of:=IF([.A132]=&quot;&quot;;&quot;&quot;;CONCATENATE([.A132];&quot;/&quot;;[.B132]))" office:value-type="string" office:string-value="StageX/Transformation">
            <text:p>StageX/Transformation</text:p>
          </table:table-cell>
          <table:table-cell table:style-name="ce1" table:number-columns-repeated="2"/>
          <table:table-cell office:value-type="string">
            <text:p>None</text:p>
          </table:table-cell>
        </table:table-row>
        <table:table-row table:style-name="ro2">
          <table:table-cell/>
          <table:table-cell table:style-name="ce1" office:value-type="string">
            <text:p>[Vacuum]</text:p>
          </table:table-cell>
          <table:table-cell table:style-name="ce1" table:formula="of:=IF([.A133]=&quot;&quot;;&quot;&quot;;CONCATENATE([.A133];&quot;/&quot;;[.B133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Vacuum</text:p>
          </table:table-cell>
          <table:table-cell table:style-name="ce1" office:value-type="string">
            <text:p>ChPressure</text:p>
          </table:table-cell>
          <table:table-cell table:style-name="ce1" table:formula="of:=IF([.A134]=&quot;&quot;;&quot;&quot;;CONCATENATE([.A134];&quot;/&quot;;[.B134]))" office:value-type="string" office:string-value="Vacuum/ChPressure">
            <text:p>Vacuum/ChPressure</text:p>
          </table:table-cell>
          <table:table-cell table:style-name="ce1" table:number-columns-repeated="2"/>
          <table:table-cell office:value-type="float" office:value="0.000491775">
            <text:p>0.000491775</text:p>
          </table:table-cell>
        </table:table-row>
        <table:table-row table:style-name="ro2">
          <table:table-cell office:value-type="string">
            <text:p>Vacuum</text:p>
          </table:table-cell>
          <table:table-cell table:style-name="ce1" office:value-type="string">
            <text:p>Gas</text:p>
          </table:table-cell>
          <table:table-cell table:style-name="ce1" table:formula="of:=IF([.A135]=&quot;&quot;;&quot;&quot;;CONCATENATE([.A135];&quot;/&quot;;[.B135]))" office:value-type="string" office:string-value="Vacuum/Gas">
            <text:p>Vacuum/Gas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Vacuum</text:p>
          </table:table-cell>
          <table:table-cell table:style-name="ce1" office:value-type="string">
            <text:p>UserMode</text:p>
          </table:table-cell>
          <table:table-cell table:style-name="ce1" table:formula="of:=IF([.A136]=&quot;&quot;;&quot;&quot;;CONCATENATE([.A136];&quot;/&quot;;[.B136]))" office:value-type="string" office:string-value="Vacuum/UserMode">
            <text:p>Vacuum/UserMode</text:p>
          </table:table-cell>
          <table:table-cell table:style-name="ce1" table:number-columns-repeated="2"/>
          <table:table-cell office:value-type="string">
            <text:p>High vacuum</text:p>
          </table:table-cell>
        </table:table-row>
        <table:table-row table:style-name="ro2">
          <table:table-cell office:value-type="string">
            <text:p>Vacuum</text:p>
          </table:table-cell>
          <table:table-cell table:style-name="ce1" office:value-type="string">
            <text:p>Humidity</text:p>
          </table:table-cell>
          <table:table-cell table:style-name="ce1" table:formula="of:=IF([.A137]=&quot;&quot;;&quot;&quot;;CONCATENATE([.A137];&quot;/&quot;;[.B137]))" office:value-type="string" office:string-value="Vacuum/Humidity">
            <text:p>Vacuum/Humidity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table:style-name="ce1" office:value-type="string">
            <text:p>[Specimen]</text:p>
          </table:table-cell>
          <table:table-cell table:style-name="ce1" table:formula="of:=IF([.A138]=&quot;&quot;;&quot;&quot;;CONCATENATE([.A138];&quot;/&quot;;[.B138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Specimen</text:p>
          </table:table-cell>
          <table:table-cell table:style-name="ce1" office:value-type="string">
            <text:p>Temperature</text:p>
          </table:table-cell>
          <table:table-cell table:style-name="ce1" table:formula="of:=IF([.A139]=&quot;&quot;;&quot;&quot;;CONCATENATE([.A139];&quot;/&quot;;[.B139]))" office:value-type="string" office:string-value="Specimen/Temperature">
            <text:p>Specimen/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Specimen</text:p>
          </table:table-cell>
          <table:table-cell table:style-name="ce1" office:value-type="string">
            <text:p>SpecimenCurrent</text:p>
          </table:table-cell>
          <table:table-cell table:style-name="ce1" table:formula="of:=IF([.A140]=&quot;&quot;;&quot;&quot;;CONCATENATE([.A140];&quot;/&quot;;[.B140]))" office:value-type="string" office:string-value="Specimen/SpecimenCurrent">
            <text:p>Specimen/SpecimenCurrent</text:p>
          </table:table-cell>
          <table:table-cell table:style-name="ce1" table:number-columns-repeated="2"/>
          <table:table-cell table:style-name="ce5" office:value-type="float" office:value="-0.000000000108414">
            <text:p>-1.08E-010</text:p>
          </table:table-cell>
        </table:table-row>
        <table:table-row table:style-name="ro2">
          <table:table-cell/>
          <table:table-cell table:style-name="ce1" office:value-type="string">
            <text:p>[Detectors]</text:p>
          </table:table-cell>
          <table:table-cell table:style-name="ce1" table:formula="of:=IF([.A141]=&quot;&quot;;&quot;&quot;;CONCATENATE([.A141];&quot;/&quot;;[.B141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Detectors</text:p>
          </table:table-cell>
          <table:table-cell table:style-name="ce1" office:value-type="string">
            <text:p>Number</text:p>
          </table:table-cell>
          <table:table-cell table:style-name="ce1" table:formula="of:=IF([.A142]=&quot;&quot;;&quot;&quot;;CONCATENATE([.A142];&quot;/&quot;;[.B142]))" office:value-type="string" office:string-value="Detectors/Number">
            <text:p>Detectors/Number</text:p>
          </table:table-cell>
          <table:table-cell table:style-name="ce1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tectors</text:p>
          </table:table-cell>
          <table:table-cell table:style-name="ce1" office:value-type="string">
            <text:p>Name</text:p>
          </table:table-cell>
          <table:table-cell table:style-name="ce1" table:formula="of:=IF([.A143]=&quot;&quot;;&quot;&quot;;CONCATENATE([.A143];&quot;/&quot;;[.B143]))" office:value-type="string" office:string-value="Detectors/Name">
            <text:p>Detectors/Name</text:p>
          </table:table-cell>
          <table:table-cell table:style-name="ce1" table:number-columns-repeated="2"/>
          <table:table-cell office:value-type="string">
            <text:p>T2</text:p>
          </table:table-cell>
        </table:table-row>
        <table:table-row table:style-name="ro2">
          <table:table-cell office:value-type="string">
            <text:p>Detectors</text:p>
          </table:table-cell>
          <table:table-cell table:style-name="ce1" office:value-type="string">
            <text:p>Mode</text:p>
          </table:table-cell>
          <table:table-cell table:style-name="ce1" table:formula="of:=IF([.A144]=&quot;&quot;;&quot;&quot;;CONCATENATE([.A144];&quot;/&quot;;[.B144]))" office:value-type="string" office:string-value="Detectors/Mode">
            <text:p>Detectors/Mode</text:p>
          </table:table-cell>
          <table:table-cell table:style-name="ce1" table:number-columns-repeated="2"/>
          <table:table-cell office:value-type="string">
            <text:p>A+B</text:p>
          </table:table-cell>
        </table:table-row>
        <table:table-row table:style-name="ro2">
          <table:table-cell/>
          <table:table-cell table:style-name="ce1" office:value-type="string">
            <text:p>[T2]</text:p>
          </table:table-cell>
          <table:table-cell table:style-name="ce1" table:formula="of:=IF([.A145]=&quot;&quot;;&quot;&quot;;CONCATENATE([.A145];&quot;/&quot;;[.B145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T2</text:p>
          </table:table-cell>
          <table:table-cell table:style-name="ce1" office:value-type="string">
            <text:p>Contrast</text:p>
          </table:table-cell>
          <table:table-cell table:style-name="ce1" table:formula="of:=IF([.A146]=&quot;&quot;;&quot;&quot;;CONCATENATE([.A146];&quot;/&quot;;[.B146]))" office:value-type="string" office:string-value="T2/Contrast">
            <text:p>T2/Contrast</text:p>
          </table:table-cell>
          <table:table-cell table:style-name="ce1" table:number-columns-repeated="2"/>
          <table:table-cell office:value-type="float" office:value="61.4854">
            <text:p>61.4854</text:p>
          </table:table-cell>
        </table:table-row>
        <table:table-row table:style-name="ro2">
          <table:table-cell office:value-type="string">
            <text:p>T2</text:p>
          </table:table-cell>
          <table:table-cell table:style-name="ce1" office:value-type="string">
            <text:p>Brightness</text:p>
          </table:table-cell>
          <table:table-cell table:style-name="ce1" table:formula="of:=IF([.A147]=&quot;&quot;;&quot;&quot;;CONCATENATE([.A147];&quot;/&quot;;[.B147]))" office:value-type="string" office:string-value="T2/Brightness">
            <text:p>T2/Brightness</text:p>
          </table:table-cell>
          <table:table-cell table:style-name="ce1" table:number-columns-repeated="2"/>
          <table:table-cell office:value-type="float" office:value="24.1772">
            <text:p>24.1772</text:p>
          </table:table-cell>
        </table:table-row>
        <table:table-row table:style-name="ro2">
          <table:table-cell office:value-type="string">
            <text:p>T2</text:p>
          </table:table-cell>
          <table:table-cell table:style-name="ce1" office:value-type="string">
            <text:p>Signal</text:p>
          </table:table-cell>
          <table:table-cell table:style-name="ce1" table:formula="of:=IF([.A148]=&quot;&quot;;&quot;&quot;;CONCATENATE([.A148];&quot;/&quot;;[.B148]))" office:value-type="string" office:string-value="T2/Signal">
            <text:p>T2/Signal</text:p>
          </table:table-cell>
          <table:table-cell table:style-name="ce1" table:number-columns-repeated="2"/>
          <table:table-cell office:value-type="string">
            <text:p>SE</text:p>
          </table:table-cell>
        </table:table-row>
        <table:table-row table:style-name="ro2">
          <table:table-cell office:value-type="string">
            <text:p>T2</text:p>
          </table:table-cell>
          <table:table-cell table:style-name="ce1" office:value-type="string">
            <text:p>ContrastDB</text:p>
          </table:table-cell>
          <table:table-cell table:style-name="ce1" table:formula="of:=IF([.A149]=&quot;&quot;;&quot;&quot;;CONCATENATE([.A149];&quot;/&quot;;[.B149]))" office:value-type="string" office:string-value="T2/ContrastDB">
            <text:p>T2/ContrastDB</text:p>
          </table:table-cell>
          <table:table-cell table:style-name="ce1" table:number-columns-repeated="2"/>
          <table:table-cell office:value-type="float" office:value="73.7825">
            <text:p>73.7825</text:p>
          </table:table-cell>
        </table:table-row>
        <table:table-row table:style-name="ro2">
          <table:table-cell office:value-type="string">
            <text:p>T2</text:p>
          </table:table-cell>
          <table:table-cell table:style-name="ce1" office:value-type="string">
            <text:p>BrightnessDB</text:p>
          </table:table-cell>
          <table:table-cell table:style-name="ce1" table:formula="of:=IF([.A150]=&quot;&quot;;&quot;&quot;;CONCATENATE([.A150];&quot;/&quot;;[.B150]))" office:value-type="string" office:string-value="T2/BrightnessDB">
            <text:p>T2/BrightnessDB</text:p>
          </table:table-cell>
          <table:table-cell table:style-name="ce1" table:number-columns-repeated="2"/>
          <table:table-cell office:value-type="float" office:value="24.1772">
            <text:p>24.1772</text:p>
          </table:table-cell>
        </table:table-row>
        <table:table-row table:style-name="ro2">
          <table:table-cell office:value-type="string">
            <text:p>T2</text:p>
          </table:table-cell>
          <table:table-cell table:style-name="ce1" office:value-type="string">
            <text:p>Setting</text:p>
          </table:table-cell>
          <table:table-cell table:style-name="ce1" table:formula="of:=IF([.A151]=&quot;&quot;;&quot;&quot;;CONCATENATE([.A151];&quot;/&quot;;[.B151]))" office:value-type="string" office:string-value="T2/Setting">
            <text:p>T2/Setting</text:p>
          </table:table-cell>
          <table:table-cell table:style-name="ce1" table:number-columns-repeated="2"/>
          <table:table-cell office:value-type="string">
            <text:p>A+B</text:p>
          </table:table-cell>
        </table:table-row>
        <table:table-row table:style-name="ro2">
          <table:table-cell office:value-type="string">
            <text:p>T2</text:p>
          </table:table-cell>
          <table:table-cell table:style-name="ce1" office:value-type="string">
            <text:p>MinimumDwellTime</text:p>
          </table:table-cell>
          <table:table-cell table:style-name="ce1" table:formula="of:=IF([.A152]=&quot;&quot;;&quot;&quot;;CONCATENATE([.A152];&quot;/&quot;;[.B152]))" office:value-type="string" office:string-value="T2/MinimumDwellTime">
            <text:p>T2/MinimumDwellTime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table:style-name="ce1" office:value-type="string">
            <text:p>[Accessories]</text:p>
          </table:table-cell>
          <table:table-cell table:style-name="ce1" table:formula="of:=IF([.A153]=&quot;&quot;;&quot;&quot;;CONCATENATE([.A153];&quot;/&quot;;[.B153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Accessories</text:p>
          </table:table-cell>
          <table:table-cell table:style-name="ce1" office:value-type="string">
            <text:p>Number</text:p>
          </table:table-cell>
          <table:table-cell table:style-name="ce1" table:formula="of:=IF([.A154]=&quot;&quot;;&quot;&quot;;CONCATENATE([.A154];&quot;/&quot;;[.B154]))" office:value-type="string" office:string-value="Accessories/Number">
            <text:p>Accessories/Number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[EBeamDeceleration]</text:p>
          </table:table-cell>
          <table:table-cell table:style-name="ce1" table:formula="of:=IF([.A155]=&quot;&quot;;&quot;&quot;;CONCATENATE([.A155];&quot;/&quot;;[.B155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EBeamDeceleration</text:p>
          </table:table-cell>
          <table:table-cell table:style-name="ce1" office:value-type="string">
            <text:p>ModeOn</text:p>
          </table:table-cell>
          <table:table-cell table:style-name="ce1" table:formula="of:=IF([.A156]=&quot;&quot;;&quot;&quot;;CONCATENATE([.A156];&quot;/&quot;;[.B156]))" office:value-type="string" office:string-value="EBeamDeceleration/ModeOn">
            <text:p>EBeamDeceleration/ModeOn</text:p>
          </table:table-cell>
          <table:table-cell table:style-name="ce1" table:number-columns-repeated="2"/>
          <table:table-cell office:value-type="string">
            <text:p>Off</text:p>
          </table:table-cell>
        </table:table-row>
        <table:table-row table:style-name="ro2">
          <table:table-cell office:value-type="string">
            <text:p>EBeamDeceleration</text:p>
          </table:table-cell>
          <table:table-cell table:style-name="ce1" office:value-type="string">
            <text:p>LandingEnergy</text:p>
          </table:table-cell>
          <table:table-cell table:style-name="ce1" table:formula="of:=IF([.A157]=&quot;&quot;;&quot;&quot;;CONCATENATE([.A157];&quot;/&quot;;[.B157]))" office:value-type="string" office:string-value="EBeamDeceleration/LandingEnergy">
            <text:p>EBeamDeceleration/LandingEnergy</text:p>
          </table:table-cell>
          <table:table-cell table:style-name="ce1" table:number-columns-repeated="2"/>
          <table:table-cell office:value-type="float" office:value="5000">
            <text:p>5000</text:p>
          </table:table-cell>
        </table:table-row>
        <table:table-row table:style-name="ro2">
          <table:table-cell office:value-type="string">
            <text:p>EBeamDeceleration</text:p>
          </table:table-cell>
          <table:table-cell table:style-name="ce1" office:value-type="string">
            <text:p>ImmersionRatio</text:p>
          </table:table-cell>
          <table:table-cell table:style-name="ce1" table:formula="of:=IF([.A158]=&quot;&quot;;&quot;&quot;;CONCATENATE([.A158];&quot;/&quot;;[.B158]))" office:value-type="string" office:string-value="EBeamDeceleration/ImmersionRatio">
            <text:p>EBeamDeceleration/ImmersionRatio</text:p>
          </table:table-cell>
          <table:table-cell table:style-name="ce1"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BeamDeceleration</text:p>
          </table:table-cell>
          <table:table-cell table:style-name="ce1" office:value-type="string">
            <text:p>StageBias</text:p>
          </table:table-cell>
          <table:table-cell table:style-name="ce1" table:formula="of:=IF([.A159]=&quot;&quot;;&quot;&quot;;CONCATENATE([.A159];&quot;/&quot;;[.B159]))" office:value-type="string" office:string-value="EBeamDeceleration/StageBias">
            <text:p>EBeamDeceleration/StageBias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[CompoundLensFilter]</text:p>
          </table:table-cell>
          <table:table-cell table:style-name="ce1" table:formula="of:=IF([.A160]=&quot;&quot;;&quot;&quot;;CONCATENATE([.A160];&quot;/&quot;;[.B160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CompoundLensFilter</text:p>
          </table:table-cell>
          <table:table-cell table:style-name="ce1" office:value-type="string">
            <text:p>IsOn</text:p>
          </table:table-cell>
          <table:table-cell table:style-name="ce1" table:formula="of:=IF([.A161]=&quot;&quot;;&quot;&quot;;CONCATENATE([.A161];&quot;/&quot;;[.B161]))" office:value-type="string" office:string-value="CompoundLensFilter/IsOn">
            <text:p>CompoundLensFilter/IsOn</text:p>
          </table:table-cell>
          <table:table-cell table:style-name="ce1" table:number-columns-repeated="2"/>
          <table:table-cell office:value-type="string">
            <text:p>On</text:p>
          </table:table-cell>
        </table:table-row>
        <table:table-row table:style-name="ro2">
          <table:table-cell office:value-type="string">
            <text:p>CompoundLensFilter</text:p>
          </table:table-cell>
          <table:table-cell table:style-name="ce1" office:value-type="string">
            <text:p>ThresholdEnergy</text:p>
          </table:table-cell>
          <table:table-cell table:style-name="ce1" table:formula="of:=IF([.A162]=&quot;&quot;;&quot;&quot;;CONCATENATE([.A162];&quot;/&quot;;[.B162]))" office:value-type="string" office:string-value="CompoundLensFilter/ThresholdEnergy">
            <text:p>CompoundLensFilter/ThresholdEnergy</text:p>
          </table:table-cell>
          <table:table-cell table:style-name="ce1" table:number-columns-repeated="2"/>
          <table:table-cell office:value-type="float" office:value="1868.1">
            <text:p>1868.1</text:p>
          </table:table-cell>
        </table:table-row>
        <table:table-row table:style-name="ro2">
          <table:table-cell/>
          <table:table-cell table:style-name="ce1" office:value-type="string">
            <text:p>[PrivateFei]</text:p>
          </table:table-cell>
          <table:table-cell table:style-name="ce1" table:formula="of:=IF([.A163]=&quot;&quot;;&quot;&quot;;CONCATENATE([.A163];&quot;/&quot;;[.B163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BitShift</text:p>
          </table:table-cell>
          <table:table-cell table:style-name="ce1" table:formula="of:=IF([.A164]=&quot;&quot;;&quot;&quot;;CONCATENATE([.A164];&quot;/&quot;;[.B164]))" office:value-type="string" office:string-value="PrivateFei/BitShift">
            <text:p>PrivateFei/BitShift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DataBarSelected</text:p>
          </table:table-cell>
          <table:table-cell table:style-name="ce1" table:formula="of:=IF([.A165]=&quot;&quot;;&quot;&quot;;CONCATENATE([.A165];&quot;/&quot;;[.B165]))" office:value-type="string" office:string-value="PrivateFei/DataBarSelected">
            <text:p>PrivateFei/DataBarSelected</text:p>
          </table:table-cell>
          <table:table-cell table:style-name="ce1" table:number-columns-repeated="2"/>
          <table:table-cell office:value-type="string">
            <text:p>DateTime UseCase HV det spot WD mag HFW dwell pressure Label MicronBar</text:p>
          </table:table-cell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DataBarAvailable</text:p>
          </table:table-cell>
          <table:table-cell table:style-name="ce1" table:formula="of:=IF([.A166]=&quot;&quot;;&quot;&quot;;CONCATENATE([.A166];&quot;/&quot;;[.B166]))" office:value-type="string" office:string-value="PrivateFei/DataBarAvailable">
            <text:p>PrivateFei/DataBarAvailable</text:p>
          </table:table-cell>
          <table:table-cell table:style-name="ce1" table:number-columns-repeated="2"/>
          <table:table-cell office:value-type="string">
            <text:p>srot frame dwell WD PW mag HFW x y z tilt rotation pressure filter det DateTime mode driftCorr zoom spot UseCase curr HV imRatio bias Aperture filterEnergy Label MicronBar</text:p>
          </table:table-cell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TimeOfCreation</text:p>
          </table:table-cell>
          <table:table-cell table:style-name="ce1" table:formula="of:=IF([.A167]=&quot;&quot;;&quot;&quot;;CONCATENATE([.A167];&quot;/&quot;;[.B167]))" office:value-type="string" office:string-value="PrivateFei/TimeOfCreation">
            <text:p>PrivateFei/TimeOfCreation</text:p>
          </table:table-cell>
          <table:table-cell table:style-name="ce1" table:number-columns-repeated="2"/>
          <table:table-cell table:style-name="ce7" office:value-type="date" office:date-value="2020-10-09T10:19:51">
            <text:p>10/09/20 10:19 AM</text:p>
          </table:table-cell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DatabarHeight</text:p>
          </table:table-cell>
          <table:table-cell table:style-name="ce1" table:formula="of:=IF([.A168]=&quot;&quot;;&quot;&quot;;CONCATENATE([.A168];&quot;/&quot;;[.B168]))" office:value-type="string" office:string-value="PrivateFei/DatabarHeight">
            <text:p>PrivateFei/DatabarHeight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[HiResIllumination]</text:p>
          </table:table-cell>
          <table:table-cell table:style-name="ce1" table:formula="of:=IF([.A169]=&quot;&quot;;&quot;&quot;;CONCATENATE([.A169];&quot;/&quot;;[.B169]))" office:value-type="string" office:string-value="PrivateFei/[HiResIllumination]">
            <text:p>PrivateFei/[HiResIllumination]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BrightFieldIsOn</text:p>
          </table:table-cell>
          <table:table-cell table:style-name="ce1" table:formula="of:=IF([.A170]=&quot;&quot;;&quot;&quot;;CONCATENATE([.A170];&quot;/&quot;;[.B170]))" office:value-type="string" office:string-value="PrivateFei/BrightFieldIsOn">
            <text:p>PrivateFei/BrightFieldIsOn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BrightFieldValue</text:p>
          </table:table-cell>
          <table:table-cell table:style-name="ce1" table:formula="of:=IF([.A171]=&quot;&quot;;&quot;&quot;;CONCATENATE([.A171];&quot;/&quot;;[.B171]))" office:value-type="string" office:string-value="PrivateFei/BrightFieldValue">
            <text:p>PrivateFei/BrightFieldValu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DarkFieldIsOn</text:p>
          </table:table-cell>
          <table:table-cell table:style-name="ce1" table:formula="of:=IF([.A172]=&quot;&quot;;&quot;&quot;;CONCATENATE([.A172];&quot;/&quot;;[.B172]))" office:value-type="string" office:string-value="PrivateFei/DarkFieldIsOn">
            <text:p>PrivateFei/DarkFieldIsOn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PrivateFei</text:p>
          </table:table-cell>
          <table:table-cell table:style-name="ce1" office:value-type="string">
            <text:p>DarkFieldValue</text:p>
          </table:table-cell>
          <table:table-cell table:style-name="ce1" table:formula="of:=IF([.A173]=&quot;&quot;;&quot;&quot;;CONCATENATE([.A173];&quot;/&quot;;[.B173]))" office:value-type="string" office:string-value="PrivateFei/DarkFieldValue">
            <text:p>PrivateFei/DarkFieldValue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table:style-name="ce1" office:value-type="string">
            <text:p>[EasyLift]</text:p>
          </table:table-cell>
          <table:table-cell table:style-name="ce1" table:formula="of:=IF([.A174]=&quot;&quot;;&quot;&quot;;CONCATENATE([.A174];&quot;/&quot;;[.B174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EasyLift</text:p>
          </table:table-cell>
          <table:table-cell table:style-name="ce1" office:value-type="string">
            <text:p>Rotation</text:p>
          </table:table-cell>
          <table:table-cell table:style-name="ce1" table:formula="of:=IF([.A175]=&quot;&quot;;&quot;&quot;;CONCATENATE([.A175];&quot;/&quot;;[.B175]))" office:value-type="string" office:string-value="EasyLift/Rotation">
            <text:p>EasyLift/Rotation</text:p>
          </table:table-cell>
          <table:table-cell table:style-name="ce1" table:number-columns-repeated="2"/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[HotStageMEMS]</text:p>
          </table:table-cell>
          <table:table-cell table:style-name="ce1" table:formula="of:=IF([.A176]=&quot;&quot;;&quot;&quot;;CONCATENATE([.A176];&quot;/&quot;;[.B176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MEMS</text:p>
          </table:table-cell>
          <table:table-cell table:style-name="ce1" office:value-type="string">
            <text:p>HeatingCurrent</text:p>
          </table:table-cell>
          <table:table-cell table:style-name="ce1" table:formula="of:=IF([.A177]=&quot;&quot;;&quot;&quot;;CONCATENATE([.A177];&quot;/&quot;;[.B177]))" office:value-type="string" office:string-value="HotStageMEMS/HeatingCurrent">
            <text:p>HotStageMEMS/HeatingCurrent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MEMS</text:p>
          </table:table-cell>
          <table:table-cell table:style-name="ce1" office:value-type="string">
            <text:p>HeatingVoltage</text:p>
          </table:table-cell>
          <table:table-cell table:style-name="ce1" table:formula="of:=IF([.A178]=&quot;&quot;;&quot;&quot;;CONCATENATE([.A178];&quot;/&quot;;[.B178]))" office:value-type="string" office:string-value="HotStageMEMS/HeatingVoltage">
            <text:p>HotStageMEMS/HeatingVoltag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MEMS</text:p>
          </table:table-cell>
          <table:table-cell table:style-name="ce1" office:value-type="string">
            <text:p>TargetTemperature</text:p>
          </table:table-cell>
          <table:table-cell table:style-name="ce1" table:formula="of:=IF([.A179]=&quot;&quot;;&quot;&quot;;CONCATENATE([.A179];&quot;/&quot;;[.B179]))" office:value-type="string" office:string-value="HotStageMEMS/TargetTemperature">
            <text:p>HotStageMEMS/Target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MEMS</text:p>
          </table:table-cell>
          <table:table-cell table:style-name="ce1" office:value-type="string">
            <text:p>ActualTemperature</text:p>
          </table:table-cell>
          <table:table-cell table:style-name="ce1" table:formula="of:=IF([.A180]=&quot;&quot;;&quot;&quot;;CONCATENATE([.A180];&quot;/&quot;;[.B180]))" office:value-type="string" office:string-value="HotStageMEMS/ActualTemperature">
            <text:p>HotStageMEMS/Actual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MEMS</text:p>
          </table:table-cell>
          <table:table-cell table:style-name="ce1" office:value-type="string">
            <text:p>HeatingPower</text:p>
          </table:table-cell>
          <table:table-cell table:style-name="ce1" table:formula="of:=IF([.A181]=&quot;&quot;;&quot;&quot;;CONCATENATE([.A181];&quot;/&quot;;[.B181]))" office:value-type="string" office:string-value="HotStageMEMS/HeatingPower">
            <text:p>HotStageMEMS/HeatingPower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MEMS</text:p>
          </table:table-cell>
          <table:table-cell table:style-name="ce1" office:value-type="string">
            <text:p>SampleBias</text:p>
          </table:table-cell>
          <table:table-cell table:style-name="ce1" table:formula="of:=IF([.A182]=&quot;&quot;;&quot;&quot;;CONCATENATE([.A182];&quot;/&quot;;[.B182]))" office:value-type="string" office:string-value="HotStageMEMS/SampleBias">
            <text:p>HotStageMEMS/SampleBias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MEMS</text:p>
          </table:table-cell>
          <table:table-cell table:style-name="ce1" office:value-type="string">
            <text:p>SampleResistance</text:p>
          </table:table-cell>
          <table:table-cell table:style-name="ce1" table:formula="of:=IF([.A183]=&quot;&quot;;&quot;&quot;;CONCATENATE([.A183];&quot;/&quot;;[.B183]))" office:value-type="string" office:string-value="HotStageMEMS/SampleResistance">
            <text:p>HotStageMEMS/SampleResistance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table:style-name="ce1" office:value-type="string">
            <text:p>[HotStage]</text:p>
          </table:table-cell>
          <table:table-cell table:style-name="ce1" table:formula="of:=IF([.A184]=&quot;&quot;;&quot;&quot;;CONCATENATE([.A184];&quot;/&quot;;[.B184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</text:p>
          </table:table-cell>
          <table:table-cell table:style-name="ce1" office:value-type="string">
            <text:p>TargetTemperature</text:p>
          </table:table-cell>
          <table:table-cell table:style-name="ce1" table:formula="of:=IF([.A185]=&quot;&quot;;&quot;&quot;;CONCATENATE([.A185];&quot;/&quot;;[.B185]))" office:value-type="string" office:string-value="HotStage/TargetTemperature">
            <text:p>HotStage/Target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</text:p>
          </table:table-cell>
          <table:table-cell table:style-name="ce1" office:value-type="string">
            <text:p>ActualTemperature</text:p>
          </table:table-cell>
          <table:table-cell table:style-name="ce1" table:formula="of:=IF([.A186]=&quot;&quot;;&quot;&quot;;CONCATENATE([.A186];&quot;/&quot;;[.B186]))" office:value-type="string" office:string-value="HotStage/ActualTemperature">
            <text:p>HotStage/Actual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</text:p>
          </table:table-cell>
          <table:table-cell table:style-name="ce1" office:value-type="string">
            <text:p>SampleBias</text:p>
          </table:table-cell>
          <table:table-cell table:style-name="ce1" table:formula="of:=IF([.A187]=&quot;&quot;;&quot;&quot;;CONCATENATE([.A187];&quot;/&quot;;[.B187]))" office:value-type="string" office:string-value="HotStage/SampleBias">
            <text:p>HotStage/SampleBias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</text:p>
          </table:table-cell>
          <table:table-cell table:style-name="ce1" office:value-type="string">
            <text:p>ShieldBias</text:p>
          </table:table-cell>
          <table:table-cell table:style-name="ce1" table:formula="of:=IF([.A188]=&quot;&quot;;&quot;&quot;;CONCATENATE([.A188];&quot;/&quot;;[.B188]))" office:value-type="string" office:string-value="HotStage/ShieldBias">
            <text:p>HotStage/ShieldBias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table:style-name="ce1" office:value-type="string">
            <text:p>[HotStageHVHS]</text:p>
          </table:table-cell>
          <table:table-cell table:style-name="ce1" table:formula="of:=IF([.A189]=&quot;&quot;;&quot;&quot;;CONCATENATE([.A189];&quot;/&quot;;[.B189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HVHS</text:p>
          </table:table-cell>
          <table:table-cell table:style-name="ce1" office:value-type="string">
            <text:p>TargetTemperature</text:p>
          </table:table-cell>
          <table:table-cell table:style-name="ce1" table:formula="of:=IF([.A190]=&quot;&quot;;&quot;&quot;;CONCATENATE([.A190];&quot;/&quot;;[.B190]))" office:value-type="string" office:string-value="HotStageHVHS/TargetTemperature">
            <text:p>HotStageHVHS/Target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HVHS</text:p>
          </table:table-cell>
          <table:table-cell table:style-name="ce1" office:value-type="string">
            <text:p>ActualTemperature</text:p>
          </table:table-cell>
          <table:table-cell table:style-name="ce1" table:formula="of:=IF([.A191]=&quot;&quot;;&quot;&quot;;CONCATENATE([.A191];&quot;/&quot;;[.B191]))" office:value-type="string" office:string-value="HotStageHVHS/ActualTemperature">
            <text:p>HotStageHVHS/Actual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HVHS</text:p>
          </table:table-cell>
          <table:table-cell table:style-name="ce1" office:value-type="string">
            <text:p>SampleBias</text:p>
          </table:table-cell>
          <table:table-cell table:style-name="ce1" table:formula="of:=IF([.A192]=&quot;&quot;;&quot;&quot;;CONCATENATE([.A192];&quot;/&quot;;[.B192]))" office:value-type="string" office:string-value="HotStageHVHS/SampleBias">
            <text:p>HotStageHVHS/SampleBias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HotStageHVHS</text:p>
          </table:table-cell>
          <table:table-cell table:style-name="ce1" office:value-type="string">
            <text:p>ShieldBias</text:p>
          </table:table-cell>
          <table:table-cell table:style-name="ce1" table:formula="of:=IF([.A193]=&quot;&quot;;&quot;&quot;;CONCATENATE([.A193];&quot;/&quot;;[.B193]))" office:value-type="string" office:string-value="HotStageHVHS/ShieldBias">
            <text:p>HotStageHVHS/ShieldBias</text:p>
          </table:table-cell>
          <table:table-cell table:style-name="ce1" table:number-columns-repeated="2"/>
          <table:table-cell/>
        </table:table-row>
        <table:table-row table:style-name="ro2">
          <table:table-cell/>
          <table:table-cell table:style-name="ce1" office:value-type="string">
            <text:p>[ColdStage]</text:p>
          </table:table-cell>
          <table:table-cell table:style-name="ce1" table:formula="of:=IF([.A194]=&quot;&quot;;&quot;&quot;;CONCATENATE([.A194];&quot;/&quot;;[.B194]))">
            <text:p/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ColdStage</text:p>
          </table:table-cell>
          <table:table-cell table:style-name="ce1" office:value-type="string">
            <text:p>TargetTemperature</text:p>
          </table:table-cell>
          <table:table-cell table:style-name="ce1" table:formula="of:=IF([.A195]=&quot;&quot;;&quot;&quot;;CONCATENATE([.A195];&quot;/&quot;;[.B195]))" office:value-type="string" office:string-value="ColdStage/TargetTemperature">
            <text:p>ColdStage/Target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ColdStage</text:p>
          </table:table-cell>
          <table:table-cell table:style-name="ce1" office:value-type="string">
            <text:p>ActualTemperature</text:p>
          </table:table-cell>
          <table:table-cell table:style-name="ce1" table:formula="of:=IF([.A196]=&quot;&quot;;&quot;&quot;;CONCATENATE([.A196];&quot;/&quot;;[.B196]))" office:value-type="string" office:string-value="ColdStage/ActualTemperature">
            <text:p>ColdStage/ActualTemperature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ColdStage</text:p>
          </table:table-cell>
          <table:table-cell table:style-name="ce1" office:value-type="string">
            <text:p>Humidity</text:p>
          </table:table-cell>
          <table:table-cell table:style-name="ce1" table:formula="of:=IF([.A197]=&quot;&quot;;&quot;&quot;;CONCATENATE([.A197];&quot;/&quot;;[.B197]))" office:value-type="string" office:string-value="ColdStage/Humidity">
            <text:p>ColdStage/Humidity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string">
            <text:p>ColdStage</text:p>
          </table:table-cell>
          <table:table-cell table:style-name="ce1" office:value-type="string">
            <text:p>SampleBias</text:p>
          </table:table-cell>
          <table:table-cell table:style-name="ce1" table:formula="of:=IF([.A198]=&quot;&quot;;&quot;&quot;;CONCATENATE([.A198];&quot;/&quot;;[.B198]))" office:value-type="string" office:string-value="ColdStage/SampleBias">
            <text:p>ColdStage/SampleBias</text:p>
          </table:table-cell>
          <table:table-cell table:style-name="ce1" table:number-columns-repeated="2"/>
          <table:table-cell/>
        </table:table-row>
        <table:table-row table:style-name="ro2" table:number-rows-repeated="104837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8">12/08/2023</text:date>, <text:time>16:1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Kühbach</meta:initial-creator>
    <meta:creation-date>2023-12-08T16:02:55</meta:creation-date>
    <dc:date>2023-12-08T16:15:32</dc:date>
    <dc:creator>Markus Kühbach</dc:creator>
    <meta:editing-duration>PT12M37S</meta:editing-duration>
    <meta:editing-cycles>2</meta:editing-cycles>
    <meta:generator>OpenOffice/4.1.14$Unix OpenOffice.org_project/4114m1$Build-9811</meta:generator>
    <meta:document-statistic meta:table-count="3" meta:cell-count="737" meta:object-count="0"/>
  </office:meta>
</office:document-meta>
</file>